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Junicode Two Beta1" svg:font-family="'Junicode Two Beta'" style:font-pitch="variable"/>
    <style:font-face style:name="Junicode Two Beta" svg:font-family="'Junicode Two Beta'" style:font-adornments="Regular" style:font-pitch="variable"/>
    <style:font-face style:name="Junicode Two Beta:-ccmp" svg:font-family="'Junicode Two Beta:-ccmp'" style:font-pitch="variable"/>
    <style:font-face style:name="Junicode Two Beta:smcp" svg:font-family="'Junicode Two Beta:smcp'" style:font-pitch="variable"/>
    <style:font-face style:name="Junicode Two Beta:ss01" svg:font-family="'Junicode Two Beta:ss01'" style:font-pitch="variable"/>
    <style:font-face style:name="Junicode Two Beta:ss01&amp;ss10" svg:font-family="'Junicode Two Beta:ss01&amp;ss10'" style:font-pitch="variable"/>
    <style:font-face style:name="Junicode Two Beta:ss06" svg:font-family="'Junicode Two Beta:ss06'" style:font-pitch="variable"/>
    <style:font-face style:name="Junicode Two Beta:ss06&amp;ss10" svg:font-family="'Junicode Two Beta:ss06&amp;ss10'" style:font-pitch="variable"/>
    <style:font-face style:name="Junicode Two Beta:ss07" svg:font-family="'Junicode Two Beta:ss07'" style:font-pitch="variable"/>
    <style:font-face style:name="Junicode Two Beta:ss07&amp;ss10" svg:font-family="'Junicode Two Beta:ss07&amp;ss10'" style:font-pitch="variable"/>
    <style:font-face style:name="Junicode Two Beta:ss10" svg:font-family="'Junicode Two Beta:ss10'" style:font-pitch="variable"/>
    <style:font-face style:name="Junicode Two Beta:ss10&amp;ss06" svg:font-family="'Junicode Two Beta:ss10&amp;ss06'" style:font-pitch="variable"/>
    <style:font-face style:name="Junicode Two Beta:ss10&amp;ss07" svg:font-family="'Junicode Two Beta:ss10&amp;ss0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in" table:align="center"/>
    </style:style>
    <style:style style:name="Table1.A" style:family="table-column">
      <style:table-column-properties style:column-width="1.3326in"/>
    </style:style>
    <style:style style:name="Table1.C" style:family="table-column">
      <style:table-column-properties style:column-width="1.334in"/>
    </style:style>
    <style:style style:name="Table1.A1" style:family="table-cell">
      <style:table-cell-properties fo:padding-left="0.0799in" fo:padding-right="0.0403in" fo:padding-top="0.0799in" fo:padding-bottom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-left="0.0799in" fo:padding-right="0.0403in" fo:padding-top="0.0799in" fo:padding-bottom="0.0201in" fo:border="0.05pt solid #000000"/>
    </style:style>
    <style:style style:name="Table1.A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Junicode Two Beta:ss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Junicode Two Beta:ss10" officeooo:paragraph-rsid="004461e5"/>
    </style:style>
    <style:style style:name="P3" style:family="paragraph" style:parent-style-name="Standard">
      <style:paragraph-properties fo:text-align="center" style:justify-single-word="false"/>
      <style:text-properties style:font-name="Junicode Two Beta:ss10" officeooo:paragraph-rsid="0045b2a4"/>
    </style:style>
    <style:style style:name="P4" style:family="paragraph" style:parent-style-name="Standard">
      <style:paragraph-properties fo:text-align="center" style:justify-single-word="false"/>
      <style:text-properties style:font-name="Junicode Two Beta:ss10" officeooo:paragraph-rsid="0046d9c3"/>
    </style:style>
    <style:style style:name="P5" style:family="paragraph" style:parent-style-name="Standard">
      <style:paragraph-properties fo:text-align="center" style:justify-single-word="false"/>
      <style:text-properties style:font-name="Junicode Two Beta:ss10" officeooo:paragraph-rsid="00483fa5"/>
    </style:style>
    <style:style style:name="P6" style:family="paragraph" style:parent-style-name="Standard">
      <style:paragraph-properties fo:text-align="center" style:justify-single-word="false"/>
      <style:text-properties style:font-name="Junicode Two Beta:ss10" officeooo:paragraph-rsid="00497aa7"/>
    </style:style>
    <style:style style:name="P7" style:family="paragraph" style:parent-style-name="Standard">
      <style:paragraph-properties fo:text-align="center" style:justify-single-word="false"/>
      <style:text-properties style:font-name="Junicode Two Beta:ss10" officeooo:paragraph-rsid="004a34ee"/>
    </style:style>
    <style:style style:name="P8" style:family="paragraph" style:parent-style-name="Standard">
      <style:paragraph-properties fo:text-align="center" style:justify-single-word="false"/>
      <style:text-properties style:font-name="Junicode Two Beta:ss10" officeooo:paragraph-rsid="004ada41"/>
    </style:style>
    <style:style style:name="P9" style:family="paragraph" style:parent-style-name="Standard">
      <style:paragraph-properties fo:text-align="center" style:justify-single-word="false"/>
      <style:text-properties style:font-name="Junicode Two Beta:ss10" officeooo:paragraph-rsid="004b96b6"/>
    </style:style>
    <style:style style:name="P10" style:family="paragraph" style:parent-style-name="Standard">
      <style:paragraph-properties fo:text-align="center" style:justify-single-word="false"/>
      <style:text-properties style:font-name="Junicode Two Beta:ss10" officeooo:paragraph-rsid="004d2424"/>
    </style:style>
    <style:style style:name="P11" style:family="paragraph" style:parent-style-name="Standard">
      <style:paragraph-properties fo:text-align="center" style:justify-single-word="false"/>
      <style:text-properties style:font-name="Junicode Two Beta:ss10" officeooo:paragraph-rsid="004eb74e"/>
    </style:style>
    <style:style style:name="P12" style:family="paragraph" style:parent-style-name="Standard">
      <style:paragraph-properties fo:text-align="center" style:justify-single-word="false"/>
      <style:text-properties style:font-name="Junicode Two Beta:ss10" officeooo:paragraph-rsid="00504025"/>
    </style:style>
    <style:style style:name="P13" style:family="paragraph" style:parent-style-name="Standard">
      <style:paragraph-properties fo:text-align="center" style:justify-single-word="false"/>
      <style:text-properties style:font-name="Junicode Two Beta:ss10" officeooo:paragraph-rsid="0051f9d1"/>
    </style:style>
    <style:style style:name="P14" style:family="paragraph" style:parent-style-name="Standard">
      <style:paragraph-properties fo:text-align="center" style:justify-single-word="false"/>
      <style:text-properties style:font-name="Junicode Two Beta:ss10" officeooo:paragraph-rsid="0053d6df"/>
    </style:style>
    <style:style style:name="P15" style:family="paragraph" style:parent-style-name="Standard">
      <style:paragraph-properties fo:text-align="center" style:justify-single-word="false"/>
      <style:text-properties style:font-name="Junicode Two Beta:ss10" officeooo:paragraph-rsid="00558422"/>
    </style:style>
    <style:style style:name="P16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fo:language="zxx" fo:country="none" officeooo:rsid="00563a36" officeooo:paragraph-rsid="00563a36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officeooo:rsid="0055e59e" officeooo:paragraph-rsid="0055e59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46d9c3"/>
    </style:style>
    <style:style style:name="P21" style:family="paragraph" style:parent-style-name="Standard">
      <style:paragraph-properties fo:text-align="center" style:justify-single-word="false"/>
      <style:text-properties officeooo:paragraph-rsid="00483fa5"/>
    </style:style>
    <style:style style:name="P22" style:family="paragraph" style:parent-style-name="Standard">
      <style:paragraph-properties fo:text-align="center" style:justify-single-word="false"/>
      <style:text-properties officeooo:paragraph-rsid="00497aa7"/>
    </style:style>
    <style:style style:name="P23" style:family="paragraph" style:parent-style-name="Standard">
      <style:paragraph-properties fo:text-align="center" style:justify-single-word="false"/>
      <style:text-properties officeooo:paragraph-rsid="004a34ee"/>
    </style:style>
    <style:style style:name="P24" style:family="paragraph" style:parent-style-name="Standard">
      <style:paragraph-properties fo:text-align="center" style:justify-single-word="false"/>
      <style:text-properties officeooo:paragraph-rsid="004ada41"/>
    </style:style>
    <style:style style:name="P25" style:family="paragraph" style:parent-style-name="Standard">
      <style:paragraph-properties fo:text-align="center" style:justify-single-word="false"/>
      <style:text-properties officeooo:paragraph-rsid="004b96b6"/>
    </style:style>
    <style:style style:name="P26" style:family="paragraph" style:parent-style-name="Standard">
      <style:paragraph-properties fo:text-align="center" style:justify-single-word="false"/>
      <style:text-properties officeooo:paragraph-rsid="004d2424"/>
    </style:style>
    <style:style style:name="P27" style:family="paragraph" style:parent-style-name="Standard">
      <style:paragraph-properties fo:text-align="center" style:justify-single-word="false"/>
      <style:text-properties officeooo:paragraph-rsid="004eb74e"/>
    </style:style>
    <style:style style:name="P28" style:family="paragraph" style:parent-style-name="Standard">
      <style:paragraph-properties fo:text-align="center" style:justify-single-word="false"/>
      <style:text-properties officeooo:paragraph-rsid="00504025"/>
    </style:style>
    <style:style style:name="P29" style:family="paragraph" style:parent-style-name="Standard">
      <style:paragraph-properties fo:text-align="center" style:justify-single-word="false"/>
      <style:text-properties officeooo:paragraph-rsid="0051f9d1"/>
    </style:style>
    <style:style style:name="P30" style:family="paragraph" style:parent-style-name="Standard">
      <style:paragraph-properties fo:text-align="center" style:justify-single-word="false"/>
      <style:text-properties officeooo:paragraph-rsid="0053d6df"/>
    </style:style>
    <style:style style:name="P31" style:family="paragraph" style:parent-style-name="Standard">
      <style:paragraph-properties fo:text-align="center" style:justify-single-word="false"/>
      <style:text-properties officeooo:paragraph-rsid="00558422"/>
    </style:style>
    <style:style style:name="P32" style:family="paragraph" style:parent-style-name="Standard">
      <style:paragraph-properties fo:text-align="center" style:justify-single-word="false"/>
      <style:text-properties officeooo:paragraph-rsid="004461e5"/>
    </style:style>
    <style:style style:name="P33" style:family="paragraph" style:parent-style-name="Standard">
      <style:paragraph-properties fo:text-align="center" style:justify-single-word="false"/>
      <style:text-properties officeooo:paragraph-rsid="0045b2a4"/>
    </style:style>
    <style:style style:name="P34" style:family="paragraph" style:parent-style-name="Standard">
      <style:paragraph-properties fo:text-align="center" style:justify-single-word="false"/>
      <style:text-properties style:font-name="Junicode Two Beta" officeooo:rsid="0055e59e" officeooo:paragraph-rsid="0055e59e"/>
    </style:style>
    <style:style style:name="P35" style:family="paragraph" style:parent-style-name="Standard">
      <style:paragraph-properties fo:text-align="center" style:justify-single-word="false"/>
      <style:text-properties officeooo:rsid="00563a36" officeooo:paragraph-rsid="00563a36"/>
    </style:style>
    <style:style style:name="P36" style:family="paragraph" style:parent-style-name="Standard">
      <style:paragraph-properties fo:text-align="center" style:justify-single-word="false"/>
      <style:text-properties officeooo:rsid="005699aa" officeooo:paragraph-rsid="005699aa"/>
    </style:style>
    <style:style style:name="P37" style:family="paragraph" style:parent-style-name="Standard">
      <style:paragraph-properties fo:text-align="center" style:justify-single-word="false"/>
      <style:text-properties officeooo:rsid="0057faf8" officeooo:paragraph-rsid="0057faf8"/>
    </style:style>
    <style:style style:name="P38" style:family="paragraph" style:parent-style-name="Standard">
      <style:paragraph-properties fo:text-align="center" style:justify-single-word="false"/>
      <style:text-properties officeooo:rsid="00594870" officeooo:paragraph-rsid="00594870"/>
    </style:style>
    <style:style style:name="T1" style:family="text">
      <style:text-properties officeooo:rsid="0045b2a4"/>
    </style:style>
    <style:style style:name="T2" style:family="text">
      <style:text-properties officeooo:rsid="0046d9c3"/>
    </style:style>
    <style:style style:name="T3" style:family="text">
      <style:text-properties officeooo:rsid="004ada41"/>
    </style:style>
    <style:style style:name="T4" style:family="text">
      <style:text-properties style:font-name="Junicode Two Beta:ss10"/>
    </style:style>
    <style:style style:name="T5" style:family="text">
      <style:text-properties officeooo:rsid="0051f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Line105553171765504">
          <table:table-cell table:style-name="Table1.A1" office:value-type="string">
            <text:p text:style-name="P32">.&amp;__0;&amp;__1;</text:p>
          </table:table-cell>
          <table:table-cell table:style-name="Table1.A1" office:value-type="string">
            <text:p text:style-name="P18">period</text:p>
          </table:table-cell>
          <table:table-cell table:style-name="Table1.C1" office:value-type="string">
            <text:p text:style-name="P2">.&amp;__0;&amp;__1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2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2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3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3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4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4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5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5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6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6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7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7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8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8;</text:p>
          </table:table-cell>
        </table:table-row>
        <table:table-row table:style-name="TableLine105553171765504">
          <table:table-cell table:style-name="Table1.A2" office:value-type="string">
            <text:p text:style-name="P32">.&amp;__0;&amp;__9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0;&amp;__9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0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0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1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1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2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2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3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3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4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4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5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5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6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6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7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7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8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8;</text:p>
          </table:table-cell>
        </table:table-row>
        <table:table-row table:style-name="TableLine105553171765504">
          <table:table-cell table:style-name="Table1.A2" office:value-type="string">
            <text:p text:style-name="P32">.&amp;__1;&amp;__9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1;&amp;__9;</text:p>
          </table:table-cell>
        </table:table-row>
        <table:table-row table:style-name="TableLine105553171765504">
          <table:table-cell table:style-name="Table1.A2" office:value-type="string">
            <text:p text:style-name="P32">.&amp;__2;&amp;__0;</text:p>
          </table:table-cell>
          <table:table-cell table:style-name="Table1.A2" office:value-type="string">
            <text:p text:style-name="P18">period</text:p>
          </table:table-cell>
          <table:table-cell table:style-name="Table1.C2" office:value-type="string">
            <text:p text:style-name="P2">.&amp;__2;&amp;__0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1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1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2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2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3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3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4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4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5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5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6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6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7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7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2">◌̄&amp;__0;&amp;__8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8;</text:p>
          </table:table-cell>
        </table:table-row>
        <table:table-row table:style-name="TableLine105553171765504">
          <table:table-cell table:style-name="Table1.A2" office:value-type="string">
            <text:p text:style-name="P32">◌̄&amp;__0;&amp;__9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0;&amp;__9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0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0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1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1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2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2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3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3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4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4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5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5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6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6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7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7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8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8;</text:p>
          </table:table-cell>
        </table:table-row>
        <table:table-row table:style-name="TableLine105553171765504">
          <table:table-cell table:style-name="Table1.A2" office:value-type="string">
            <text:p text:style-name="P32">◌̄&amp;__1;&amp;__9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1;&amp;__9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0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0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1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1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2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2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3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3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4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4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5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5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6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6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7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7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8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8;</text:p>
          </table:table-cell>
        </table:table-row>
        <table:table-row table:style-name="TableLine105553171765504">
          <table:table-cell table:style-name="Table1.A2" office:value-type="string">
            <text:p text:style-name="P32">◌̄&amp;__2;&amp;__9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2;&amp;__9;</text:p>
          </table:table-cell>
        </table:table-row>
        <table:table-row table:style-name="TableLine105553171765504">
          <table:table-cell table:style-name="Table1.A2" office:value-type="string">
            <text:p text:style-name="P32">◌̄&amp;__3;&amp;__0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3;&amp;__0;</text:p>
          </table:table-cell>
        </table:table-row>
        <table:table-row table:style-name="TableLine105553171765504">
          <table:table-cell table:style-name="Table1.A2" office:value-type="string">
            <text:p text:style-name="P32">◌̄&amp;__3;&amp;__1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3;&amp;__1;</text:p>
          </table:table-cell>
        </table:table-row>
        <table:table-row table:style-name="TableLine105553171765504">
          <table:table-cell table:style-name="Table1.A2" office:value-type="string">
            <text:p text:style-name="P32">◌̄&amp;__3;&amp;__2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3;&amp;__2;</text:p>
          </table:table-cell>
        </table:table-row>
        <table:table-row table:style-name="TableLine105553171765504">
          <table:table-cell table:style-name="Table1.A2" office:value-type="string">
            <text:p text:style-name="P32">◌̄&amp;__3;&amp;__3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3;&amp;__3;</text:p>
          </table:table-cell>
        </table:table-row>
        <table:table-row table:style-name="TableLine105553171765504">
          <table:table-cell table:style-name="Table1.A2" office:value-type="string">
            <text:p text:style-name="P32">◌̄&amp;__3;&amp;__4;</text:p>
          </table:table-cell>
          <table:table-cell table:style-name="Table1.A2" office:value-type="string">
            <text:p text:style-name="P18">U+0304</text:p>
          </table:table-cell>
          <table:table-cell table:style-name="Table1.C2" office:value-type="string">
            <text:p text:style-name="P2">◌̄&amp;__3;&amp;__4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2">A&amp;__i;&amp;__n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A&amp;__s;&amp;__q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s;&amp;__q;</text:p>
          </table:table-cell>
        </table:table-row>
        <table:table-row table:style-name="TableLine105553171765504">
          <table:table-cell table:style-name="Table1.A2" office:value-type="string">
            <text:p text:style-name="P32">A&amp;__s;&amp;__d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s;&amp;__d;</text:p>
          </table:table-cell>
        </table:table-row>
        <table:table-row table:style-name="TableLine105553171765504">
          <table:table-cell table:style-name="Table1.A2" office:value-type="string">
            <text:p text:style-name="P32">A&amp;__e;&amp;__n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a&amp;__i;&amp;__n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a&amp;__u;&amp;__n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a&amp;__o;&amp;__p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o;&amp;__p;</text:p>
          </table:table-cell>
        </table:table-row>
        <table:table-row table:style-name="TableLine105553171765504">
          <table:table-cell table:style-name="Table1.A2" office:value-type="string">
            <text:p text:style-name="P32">a&amp;__c;&amp;__l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c;&amp;__l;</text:p>
          </table:table-cell>
        </table:table-row>
        <table:table-row table:style-name="TableLine105553171765504">
          <table:table-cell table:style-name="Table1.A2" office:value-type="string">
            <text:p text:style-name="P32">a&amp;__n;&amp;__e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n;&amp;__e;</text:p>
          </table:table-cell>
        </table:table-row>
        <table:table-row table:style-name="TableLine105553171765504">
          <table:table-cell table:style-name="Table1.A2" office:value-type="string">
            <text:p text:style-name="P32">a&amp;__e;&amp;__n;</text:p>
          </table:table-cell>
          <table:table-cell table:style-name="Table1.A2" office:value-type="string">
            <text:p text:style-name="P18">a</text:p>
          </table:table-cell>
          <table:table-cell table:style-name="Table1.C2" office:value-type="string">
            <text:p text:style-name="P2">a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B&amp;__e;&amp;__n;</text:p>
          </table:table-cell>
          <table:table-cell table:style-name="Table1.A2" office:value-type="string">
            <text:p text:style-name="P18">B</text:p>
          </table:table-cell>
          <table:table-cell table:style-name="Table1.C2" office:value-type="string">
            <text:p text:style-name="P2">B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b&amp;__e;&amp;__n;</text:p>
          </table:table-cell>
          <table:table-cell table:style-name="Table1.A2" office:value-type="string">
            <text:p text:style-name="P18">b</text:p>
          </table:table-cell>
          <table:table-cell table:style-name="Table1.C2" office:value-type="string">
            <text:p text:style-name="P2">b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C&amp;__s;&amp;__q;</text:p>
          </table:table-cell>
          <table:table-cell table:style-name="Table1.A2" office:value-type="string">
            <text:p text:style-name="P18">C</text:p>
          </table:table-cell>
          <table:table-cell table:style-name="Table1.C2" office:value-type="string">
            <text:p text:style-name="P2">C&amp;__s;&amp;__q;</text:p>
          </table:table-cell>
        </table:table-row>
        <table:table-row table:style-name="TableLine105553171765504">
          <table:table-cell table:style-name="Table1.A2" office:value-type="string">
            <text:p text:style-name="P32">C&amp;__e;&amp;__n;</text:p>
          </table:table-cell>
          <table:table-cell table:style-name="Table1.A2" office:value-type="string">
            <text:p text:style-name="P18">C</text:p>
          </table:table-cell>
          <table:table-cell table:style-name="Table1.C2" office:value-type="string">
            <text:p text:style-name="P2">C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c&amp;__c;&amp;__u;</text:p>
          </table:table-cell>
          <table:table-cell table:style-name="Table1.A2" office:value-type="string">
            <text:p text:style-name="P18">c</text:p>
          </table:table-cell>
          <table:table-cell table:style-name="Table1.C2" office:value-type="string">
            <text:p text:style-name="P2">c&amp;__c;&amp;__u;</text:p>
          </table:table-cell>
        </table:table-row>
        <table:table-row table:style-name="TableLine105553171765504">
          <table:table-cell table:style-name="Table1.A2" office:value-type="string">
            <text:p text:style-name="P32">c&amp;__e;&amp;__n;</text:p>
          </table:table-cell>
          <table:table-cell table:style-name="Table1.A2" office:value-type="string">
            <text:p text:style-name="P18">c</text:p>
          </table:table-cell>
          <table:table-cell table:style-name="Table1.C2" office:value-type="string">
            <text:p text:style-name="P2">c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D&amp;__i;&amp;__e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i;&amp;__e;</text:p>
          </table:table-cell>
        </table:table-row>
        <table:table-row table:style-name="TableLine105553171765504">
          <table:table-cell table:style-name="Table1.A2" office:value-type="string">
            <text:p text:style-name="P32">D&amp;__i;&amp;__n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D&amp;__e;&amp;__n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d&amp;__i;&amp;__1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i;&amp;__1;</text:p>
          </table:table-cell>
        </table:table-row>
        <table:table-row table:style-name="TableLine105553171765504">
          <table:table-cell table:style-name="Table1.A2" office:value-type="string">
            <text:p text:style-name="P32">d&amp;__i;&amp;__2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i;&amp;__2;</text:p>
          </table:table-cell>
        </table:table-row>
        <table:table-row table:style-name="TableLine105553171765504">
          <table:table-cell table:style-name="Table1.A2" office:value-type="string">
            <text:p text:style-name="P32">d&amp;__i;&amp;__e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i;&amp;__e;</text:p>
          </table:table-cell>
        </table:table-row>
        <table:table-row table:style-name="TableLine105553171765504">
          <table:table-cell table:style-name="Table1.A2" office:value-type="string">
            <text:p text:style-name="P32">d&amp;__c;&amp;__u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c;&amp;__u;</text:p>
          </table:table-cell>
        </table:table-row>
        <table:table-row table:style-name="TableLine105553171765504">
          <table:table-cell table:style-name="Table1.A2" office:value-type="string">
            <text:p text:style-name="P32">d&amp;__e;&amp;__n;</text:p>
          </table:table-cell>
          <table:table-cell table:style-name="Table1.A2" office:value-type="string">
            <text:p text:style-name="P18">d</text:p>
          </table:table-cell>
          <table:table-cell table:style-name="Table1.C2" office:value-type="string">
            <text:p text:style-name="P2">d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E&amp;__u;&amp;__c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u;&amp;__c;</text:p>
          </table:table-cell>
        </table:table-row>
        <table:table-row table:style-name="TableLine105553171765504">
          <table:table-cell table:style-name="Table1.A2" office:value-type="string">
            <text:p text:style-name="P32">E&amp;__u;&amp;__n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E&amp;__e;&amp;__n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e;&amp;__n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2">e&amp;__u;&amp;__n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e&amp;__b;&amp;__a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b;&amp;__a;</text:p>
          </table:table-cell>
        </table:table-row>
        <table:table-row table:style-name="TableLine105553171765504">
          <table:table-cell table:style-name="Table1.A2" office:value-type="string">
            <text:p text:style-name="P32">e&amp;__b;&amp;__h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b;&amp;__h;</text:p>
          </table:table-cell>
        </table:table-row>
        <table:table-row table:style-name="TableLine105553171765504">
          <table:table-cell table:style-name="Table1.A2" office:value-type="string">
            <text:p text:style-name="P32">e&amp;__e;&amp;__n;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2">e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n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F&amp;__e;&amp;__n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e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e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n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1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1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2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2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3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3;</text:p>
          </table:table-cell>
        </table:table-row>
        <table:table-row table:style-name="TableLine105553171765504">
          <table:table-cell table:style-name="Table1.A2" office:value-type="string">
            <text:p text:style-name="P32">f&amp;__i;&amp;__e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i;&amp;__e;</text:p>
          </table:table-cell>
        </table:table-row>
        <table:table-row table:style-name="TableLine105553171765504">
          <table:table-cell table:style-name="Table1.A2" office:value-type="string">
            <text:p text:style-name="P32">f&amp;__n;&amp;__a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n;&amp;__a;</text:p>
          </table:table-cell>
        </table:table-row>
        <table:table-row table:style-name="TableLine105553171765504">
          <table:table-cell table:style-name="Table1.A2" office:value-type="string">
            <text:p text:style-name="P32">f&amp;__c;&amp;__u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c;&amp;__u;</text:p>
          </table:table-cell>
        </table:table-row>
        <table:table-row table:style-name="TableLine105553171765504">
          <table:table-cell table:style-name="Table1.A2" office:value-type="string">
            <text:p text:style-name="P32">f&amp;__e;&amp;__n;</text:p>
          </table:table-cell>
          <table:table-cell table:style-name="Table1.A2" office:value-type="string">
            <text:p text:style-name="P18">f</text:p>
          </table:table-cell>
          <table:table-cell table:style-name="Table1.C2" office:value-type="string">
            <text:p text:style-name="P2">f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G&amp;__i;&amp;__n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G&amp;__o;&amp;__r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o;&amp;__r;</text:p>
          </table:table-cell>
        </table:table-row>
        <table:table-row table:style-name="TableLine105553171765504">
          <table:table-cell table:style-name="Table1.A2" office:value-type="string">
            <text:p text:style-name="P32">G&amp;__s;&amp;__q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s;&amp;__q;</text:p>
          </table:table-cell>
        </table:table-row>
        <table:table-row table:style-name="TableLine105553171765504">
          <table:table-cell table:style-name="Table1.A2" office:value-type="string">
            <text:p text:style-name="P32">G&amp;__e;&amp;__n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g&amp;__i;&amp;__n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i;&amp;__n;</text:p>
          </table:table-cell>
        </table:table-row>
        <table:table-row table:style-name="TableLine105553171765504">
          <table:table-cell table:style-name="Table1.A2" office:value-type="string">
            <text:p text:style-name="P32">g&amp;__o;&amp;__r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o;&amp;__r;</text:p>
          </table:table-cell>
        </table:table-row>
        <table:table-row table:style-name="TableLine105553171765504">
          <table:table-cell table:style-name="Table1.A2" office:value-type="string">
            <text:p text:style-name="P32">g&amp;__s;&amp;__c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s;&amp;__c;</text:p>
          </table:table-cell>
        </table:table-row>
        <table:table-row table:style-name="TableLine105553171765504">
          <table:table-cell table:style-name="Table1.A2" office:value-type="string">
            <text:p text:style-name="P32">g&amp;__c;&amp;__u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c;&amp;__u;</text:p>
          </table:table-cell>
        </table:table-row>
        <table:table-row table:style-name="TableLine105553171765504">
          <table:table-cell table:style-name="Table1.A2" office:value-type="string">
            <text:p text:style-name="P32">g&amp;__e;&amp;__n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g&amp;__c;&amp;__1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c;&amp;__1;</text:p>
          </table:table-cell>
        </table:table-row>
        <table:table-row table:style-name="TableLine105553171765504">
          <table:table-cell table:style-name="Table1.A2" office:value-type="string">
            <text:p text:style-name="P32">g&amp;__c;&amp;__2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c;&amp;__2;</text:p>
          </table:table-cell>
        </table:table-row>
        <table:table-row table:style-name="TableLine105553171765504">
          <table:table-cell table:style-name="Table1.A2" office:value-type="string">
            <text:p text:style-name="P32">g&amp;__c;&amp;__3;</text:p>
          </table:table-cell>
          <table:table-cell table:style-name="Table1.A2" office:value-type="string">
            <text:p text:style-name="P18">g</text:p>
          </table:table-cell>
          <table:table-cell table:style-name="Table1.C2" office:value-type="string">
            <text:p text:style-name="P2">g&amp;__c;&amp;__3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2">H&amp;__u;&amp;__n;</text:p>
          </table:table-cell>
          <table:table-cell table:style-name="Table1.A2" office:value-type="string">
            <text:p text:style-name="P18">H</text:p>
          </table:table-cell>
          <table:table-cell table:style-name="Table1.C2" office:value-type="string">
            <text:p text:style-name="P2">H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H&amp;__e;&amp;__n;</text:p>
          </table:table-cell>
          <table:table-cell table:style-name="Table1.A2" office:value-type="string">
            <text:p text:style-name="P18">H</text:p>
          </table:table-cell>
          <table:table-cell table:style-name="Table1.C2" office:value-type="string">
            <text:p text:style-name="P2">H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h&amp;__d;&amp;__e;</text:p>
          </table:table-cell>
          <table:table-cell table:style-name="Table1.A2" office:value-type="string">
            <text:p text:style-name="P18">h</text:p>
          </table:table-cell>
          <table:table-cell table:style-name="Table1.C2" office:value-type="string">
            <text:p text:style-name="P2">h&amp;__d;&amp;__e;</text:p>
          </table:table-cell>
        </table:table-row>
        <table:table-row table:style-name="TableLine105553171765504">
          <table:table-cell table:style-name="Table1.A2" office:value-type="string">
            <text:p text:style-name="P32">h&amp;__a;&amp;__u;</text:p>
          </table:table-cell>
          <table:table-cell table:style-name="Table1.A2" office:value-type="string">
            <text:p text:style-name="P18">h</text:p>
          </table:table-cell>
          <table:table-cell table:style-name="Table1.C2" office:value-type="string">
            <text:p text:style-name="P2">h&amp;__a;&amp;__u;</text:p>
          </table:table-cell>
        </table:table-row>
        <table:table-row table:style-name="TableLine105553171765504">
          <table:table-cell table:style-name="Table1.A2" office:value-type="string">
            <text:p text:style-name="P32">h&amp;__e;&amp;__n;</text:p>
          </table:table-cell>
          <table:table-cell table:style-name="Table1.A2" office:value-type="string">
            <text:p text:style-name="P18">h</text:p>
          </table:table-cell>
          <table:table-cell table:style-name="Table1.C2" office:value-type="string">
            <text:p text:style-name="P2">h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l&amp;__s;&amp;__h;</text:p>
          </table:table-cell>
          <table:table-cell table:style-name="Table1.A2" office:value-type="string">
            <text:p text:style-name="P18">l</text:p>
          </table:table-cell>
          <table:table-cell table:style-name="Table1.C2" office:value-type="string">
            <text:p text:style-name="P2">l&amp;__s;&amp;__h;</text:p>
          </table:table-cell>
        </table:table-row>
        <table:table-row table:style-name="TableLine105553171765504">
          <table:table-cell table:style-name="Table1.A2" office:value-type="string">
            <text:p text:style-name="P32">I&amp;__d;&amp;__a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d;&amp;__a;</text:p>
          </table:table-cell>
        </table:table-row>
        <table:table-row table:style-name="TableLine105553171765504">
          <table:table-cell table:style-name="Table1.A2" office:value-type="string">
            <text:p text:style-name="P32">I&amp;__d;&amp;__e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d;&amp;__e;</text:p>
          </table:table-cell>
        </table:table-row>
        <table:table-row table:style-name="TableLine105553171765504">
          <table:table-cell table:style-name="Table1.A2" office:value-type="string">
            <text:p text:style-name="P32">I&amp;__e;&amp;__n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i&amp;__d;&amp;__l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d;&amp;__l;</text:p>
          </table:table-cell>
        </table:table-row>
        <table:table-row table:style-name="TableLine105553171765504">
          <table:table-cell table:style-name="Table1.A2" office:value-type="string">
            <text:p text:style-name="P32">i&amp;__l;&amp;__o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l;&amp;__o;</text:p>
          </table:table-cell>
        </table:table-row>
        <table:table-row table:style-name="TableLine105553171765504">
          <table:table-cell table:style-name="Table1.A2" office:value-type="string">
            <text:p text:style-name="P32">i&amp;__b;&amp;__d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b;&amp;__d;</text:p>
          </table:table-cell>
        </table:table-row>
        <table:table-row table:style-name="TableLine105553171765504">
          <table:table-cell table:style-name="Table1.A2" office:value-type="string">
            <text:p text:style-name="P32">i&amp;__f;&amp;__1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f;&amp;__1;</text:p>
          </table:table-cell>
        </table:table-row>
        <table:table-row table:style-name="TableLine105553171765504">
          <table:table-cell table:style-name="Table1.A2" office:value-type="string">
            <text:p text:style-name="P32">i&amp;__f;&amp;__2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f;&amp;__2;</text:p>
          </table:table-cell>
        </table:table-row>
        <table:table-row table:style-name="TableLine105553171765504">
          <table:table-cell table:style-name="Table1.A2" office:value-type="string">
            <text:p text:style-name="P32">i&amp;__e;&amp;__n;</text:p>
          </table:table-cell>
          <table:table-cell table:style-name="Table1.A2" office:value-type="string">
            <text:p text:style-name="P18">i</text:p>
          </table:table-cell>
          <table:table-cell table:style-name="Table1.C2" office:value-type="string">
            <text:p text:style-name="P2">i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J&amp;__d;&amp;__a;</text:p>
          </table:table-cell>
          <table:table-cell table:style-name="Table1.A2" office:value-type="string">
            <text:p text:style-name="P18">J</text:p>
          </table:table-cell>
          <table:table-cell table:style-name="Table1.C2" office:value-type="string">
            <text:p text:style-name="P2">J&amp;__d;&amp;__a;</text:p>
          </table:table-cell>
        </table:table-row>
        <table:table-row table:style-name="TableLine105553171765504">
          <table:table-cell table:style-name="Table1.A2" office:value-type="string">
            <text:p text:style-name="P32">J&amp;__e;&amp;__n;</text:p>
          </table:table-cell>
          <table:table-cell table:style-name="Table1.A2" office:value-type="string">
            <text:p text:style-name="P18">J</text:p>
          </table:table-cell>
          <table:table-cell table:style-name="Table1.C2" office:value-type="string">
            <text:p text:style-name="P2">J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j&amp;__d;&amp;__l;</text:p>
          </table:table-cell>
          <table:table-cell table:style-name="Table1.A2" office:value-type="string">
            <text:p text:style-name="P18">j</text:p>
          </table:table-cell>
          <table:table-cell table:style-name="Table1.C2" office:value-type="string">
            <text:p text:style-name="P2">j&amp;__d;&amp;__l;</text:p>
          </table:table-cell>
        </table:table-row>
        <table:table-row table:style-name="TableLine105553171765504">
          <table:table-cell table:style-name="Table1.A2" office:value-type="string">
            <text:p text:style-name="P32">j&amp;__s;&amp;__d;</text:p>
          </table:table-cell>
          <table:table-cell table:style-name="Table1.A2" office:value-type="string">
            <text:p text:style-name="P18">j</text:p>
          </table:table-cell>
          <table:table-cell table:style-name="Table1.C2" office:value-type="string">
            <text:p text:style-name="P2">j&amp;__s;&amp;__d;</text:p>
          </table:table-cell>
        </table:table-row>
        <table:table-row table:style-name="TableLine105553171765504">
          <table:table-cell table:style-name="Table1.A2" office:value-type="string">
            <text:p text:style-name="P32">j&amp;__d;&amp;__a;</text:p>
          </table:table-cell>
          <table:table-cell table:style-name="Table1.A2" office:value-type="string">
            <text:p text:style-name="P18">j</text:p>
          </table:table-cell>
          <table:table-cell table:style-name="Table1.C2" office:value-type="string">
            <text:p text:style-name="P2">j&amp;__d;&amp;__a;</text:p>
          </table:table-cell>
        </table:table-row>
        <table:table-row table:style-name="TableLine105553171765504">
          <table:table-cell table:style-name="Table1.A2" office:value-type="string">
            <text:p text:style-name="P32">j&amp;__e;&amp;__n;</text:p>
          </table:table-cell>
          <table:table-cell table:style-name="Table1.A2" office:value-type="string">
            <text:p text:style-name="P18">j</text:p>
          </table:table-cell>
          <table:table-cell table:style-name="Table1.C2" office:value-type="string">
            <text:p text:style-name="P2">j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K&amp;__e;&amp;__n;</text:p>
          </table:table-cell>
          <table:table-cell table:style-name="Table1.A2" office:value-type="string">
            <text:p text:style-name="P18">K</text:p>
          </table:table-cell>
          <table:table-cell table:style-name="Table1.C2" office:value-type="string">
            <text:p text:style-name="P2">K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k&amp;__u;&amp;__n;</text:p>
          </table:table-cell>
          <table:table-cell table:style-name="Table1.A2" office:value-type="string">
            <text:p text:style-name="P18">k</text:p>
          </table:table-cell>
          <table:table-cell table:style-name="Table1.C2" office:value-type="string">
            <text:p text:style-name="P2">k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k&amp;__c;&amp;__1;</text:p>
          </table:table-cell>
          <table:table-cell table:style-name="Table1.A2" office:value-type="string">
            <text:p text:style-name="P18">k</text:p>
          </table:table-cell>
          <table:table-cell table:style-name="Table1.C2" office:value-type="string">
            <text:p text:style-name="P2">k&amp;__c;&amp;__1;</text:p>
          </table:table-cell>
        </table:table-row>
        <table:table-row table:style-name="TableLine105553171765504">
          <table:table-cell table:style-name="Table1.A2" office:value-type="string">
            <text:p text:style-name="P32">k&amp;__c;&amp;__2;</text:p>
          </table:table-cell>
          <table:table-cell table:style-name="Table1.A2" office:value-type="string">
            <text:p text:style-name="P18">k</text:p>
          </table:table-cell>
          <table:table-cell table:style-name="Table1.C2" office:value-type="string">
            <text:p text:style-name="P2">k&amp;__c;&amp;__2;</text:p>
          </table:table-cell>
        </table:table-row>
        <table:table-row table:style-name="TableLine105553171765504">
          <table:table-cell table:style-name="Table1.A2" office:value-type="string">
            <text:p text:style-name="P32">k&amp;__c;&amp;__u;</text:p>
          </table:table-cell>
          <table:table-cell table:style-name="Table1.A2" office:value-type="string">
            <text:p text:style-name="P18">k</text:p>
          </table:table-cell>
          <table:table-cell table:style-name="Table1.C2" office:value-type="string">
            <text:p text:style-name="P2">k&amp;__c;&amp;__u;</text:p>
          </table:table-cell>
        </table:table-row>
        <table:table-row table:style-name="TableLine105553171765504">
          <table:table-cell table:style-name="Table1.A2" office:value-type="string">
            <text:p text:style-name="P32">k&amp;__e;&amp;__n;</text:p>
          </table:table-cell>
          <table:table-cell table:style-name="Table1.A2" office:value-type="string">
            <text:p text:style-name="P18">k</text:p>
          </table:table-cell>
          <table:table-cell table:style-name="Table1.C2" office:value-type="string">
            <text:p text:style-name="P2">k&amp;__e;&amp;__n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2">L&amp;__e;&amp;__n;</text:p>
          </table:table-cell>
          <table:table-cell table:style-name="Table1.A2" office:value-type="string">
            <text:p text:style-name="P18">L</text:p>
          </table:table-cell>
          <table:table-cell table:style-name="Table1.C2" office:value-type="string">
            <text:p text:style-name="P2">L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l&amp;__d;&amp;__e;</text:p>
          </table:table-cell>
          <table:table-cell table:style-name="Table1.A2" office:value-type="string">
            <text:p text:style-name="P18">l</text:p>
          </table:table-cell>
          <table:table-cell table:style-name="Table1.C2" office:value-type="string">
            <text:p text:style-name="P2">l&amp;__d;&amp;__e;</text:p>
          </table:table-cell>
        </table:table-row>
        <table:table-row table:style-name="TableLine105553171765504">
          <table:table-cell table:style-name="Table1.A2" office:value-type="string">
            <text:p text:style-name="P32">l&amp;__e;&amp;__n;</text:p>
          </table:table-cell>
          <table:table-cell table:style-name="Table1.A2" office:value-type="string">
            <text:p text:style-name="P18">l</text:p>
          </table:table-cell>
          <table:table-cell table:style-name="Table1.C2" office:value-type="string">
            <text:p text:style-name="P2">l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l&amp;__s;&amp;__h;</text:p>
          </table:table-cell>
          <table:table-cell table:style-name="Table1.A2" office:value-type="string">
            <text:p text:style-name="P18">l</text:p>
          </table:table-cell>
          <table:table-cell table:style-name="Table1.C2" office:value-type="string">
            <text:p text:style-name="P2">l&amp;__s;&amp;__h;</text:p>
          </table:table-cell>
        </table:table-row>
        <table:table-row table:style-name="TableLine105553171765504">
          <table:table-cell table:style-name="Table1.A2" office:value-type="string">
            <text:p text:style-name="P32">M&amp;__u;&amp;__d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u;&amp;__d;</text:p>
          </table:table-cell>
        </table:table-row>
        <table:table-row table:style-name="TableLine105553171765504">
          <table:table-cell table:style-name="Table1.A2" office:value-type="string">
            <text:p text:style-name="P32">M&amp;__u;&amp;__n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M&amp;__a;&amp;__1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a;&amp;__1;</text:p>
          </table:table-cell>
        </table:table-row>
        <table:table-row table:style-name="TableLine105553171765504">
          <table:table-cell table:style-name="Table1.A2" office:value-type="string">
            <text:p text:style-name="P32">M&amp;__e;&amp;__n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m&amp;__u;&amp;__d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u;&amp;__d;</text:p>
          </table:table-cell>
        </table:table-row>
        <table:table-row table:style-name="TableLine105553171765504">
          <table:table-cell table:style-name="Table1.A2" office:value-type="string">
            <text:p text:style-name="P32">m&amp;__u;&amp;__n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u;&amp;__n;</text:p>
          </table:table-cell>
        </table:table-row>
        <table:table-row table:style-name="TableLine105553171765504">
          <table:table-cell table:style-name="Table1.A2" office:value-type="string">
            <text:p text:style-name="P32">m&amp;__d;&amp;__e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d;&amp;__e;</text:p>
          </table:table-cell>
        </table:table-row>
        <table:table-row table:style-name="TableLine105553171765504">
          <table:table-cell table:style-name="Table1.A2" office:value-type="string">
            <text:p text:style-name="P32">m&amp;__e;&amp;__n;</text:p>
          </table:table-cell>
          <table:table-cell table:style-name="Table1.A2" office:value-type="string">
            <text:p text:style-name="P18">m</text:p>
          </table:table-cell>
          <table:table-cell table:style-name="Table1.C2" office:value-type="string">
            <text:p text:style-name="P2">m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N&amp;__d;&amp;__e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2">N&amp;__d;&amp;__e;</text:p>
          </table:table-cell>
        </table:table-row>
        <table:table-row table:style-name="TableLine105553171765504">
          <table:table-cell table:style-name="Table1.A2" office:value-type="string">
            <text:p text:style-name="P32">N&amp;__e;&amp;__n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2">N&amp;__e;&amp;__n;</text:p>
          </table:table-cell>
        </table:table-row>
        <table:table-row table:style-name="TableLine105553171765504">
          <table:table-cell table:style-name="Table1.A2" office:value-type="string">
            <text:p text:style-name="P32">n&amp;__d;&amp;__e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2">n&amp;__d;&amp;__e;</text:p>
          </table:table-cell>
        </table:table-row>
        <table:table-row table:style-name="TableLine105553171765504">
          <table:table-cell table:style-name="Table1.A2" office:value-type="string">
            <text:p text:style-name="P32">n&amp;__b;&amp;__a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2">n&amp;__b;&amp;__a;</text:p>
          </table:table-cell>
        </table:table-row>
        <table:table-row table:style-name="TableLine105553171765504">
          <table:table-cell table:style-name="Table1.A2" office:value-type="string">
            <text:p text:style-name="P32">n&amp;__c;&amp;__u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2">n&amp;__c;&amp;__u;</text:p>
          </table:table-cell>
        </table:table-row>
        <table:table-row table:style-name="TableLine105553171765504">
          <table:table-cell table:style-name="Table1.A2" office:value-type="string">
            <text:p text:style-name="P33">n&amp;__e;&amp;__n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3">n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n&amp;__s;&amp;__d;</text:p>
          </table:table-cell>
          <table:table-cell table:style-name="Table1.A2" office:value-type="string">
            <text:p text:style-name="P18">n</text:p>
          </table:table-cell>
          <table:table-cell table:style-name="Table1.C2" office:value-type="string">
            <text:p text:style-name="P3">n&amp;__s;&amp;__d;</text:p>
          </table:table-cell>
        </table:table-row>
        <table:table-row table:style-name="TableLine105553171765504">
          <table:table-cell table:style-name="Table1.A2" office:value-type="string">
            <text:p text:style-name="P33">O&amp;__a;&amp;__1;</text:p>
          </table:table-cell>
          <table:table-cell table:style-name="Table1.A2" office:value-type="string">
            <text:p text:style-name="P18">O</text:p>
          </table:table-cell>
          <table:table-cell table:style-name="Table1.C2" office:value-type="string">
            <text:p text:style-name="P3">O&amp;__a;&amp;__1;</text:p>
          </table:table-cell>
        </table:table-row>
        <table:table-row table:style-name="TableLine105553171765504">
          <table:table-cell table:style-name="Table1.A2" office:value-type="string">
            <text:p text:style-name="P33">O&amp;__e;&amp;__n;</text:p>
          </table:table-cell>
          <table:table-cell table:style-name="Table1.A2" office:value-type="string">
            <text:p text:style-name="P18">O</text:p>
          </table:table-cell>
          <table:table-cell table:style-name="Table1.C2" office:value-type="string">
            <text:p text:style-name="P3">O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o&amp;__a;&amp;__1;</text:p>
          </table:table-cell>
          <table:table-cell table:style-name="Table1.A2" office:value-type="string">
            <text:p text:style-name="P18">o</text:p>
          </table:table-cell>
          <table:table-cell table:style-name="Table1.C2" office:value-type="string">
            <text:p text:style-name="P3">o&amp;__a;&amp;__1;</text:p>
          </table:table-cell>
        </table:table-row>
        <table:table-row table:style-name="TableLine105553171765504">
          <table:table-cell table:style-name="Table1.A2" office:value-type="string">
            <text:p text:style-name="P33">o&amp;__e;&amp;__n;</text:p>
          </table:table-cell>
          <table:table-cell table:style-name="Table1.A2" office:value-type="string">
            <text:p text:style-name="P18">o</text:p>
          </table:table-cell>
          <table:table-cell table:style-name="Table1.C2" office:value-type="string">
            <text:p text:style-name="P3">o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P&amp;__r;&amp;__e;</text:p>
          </table:table-cell>
          <table:table-cell table:style-name="Table1.A2" office:value-type="string">
            <text:p text:style-name="P18">P</text:p>
          </table:table-cell>
          <table:table-cell table:style-name="Table1.C2" office:value-type="string">
            <text:p text:style-name="P3">P&amp;__r;&amp;__e;</text:p>
          </table:table-cell>
        </table:table-row>
        <table:table-row table:style-name="TableLine105553171765504">
          <table:table-cell table:style-name="Table1.A2" office:value-type="string">
            <text:p text:style-name="P33">P&amp;__e;&amp;__n;</text:p>
          </table:table-cell>
          <table:table-cell table:style-name="Table1.A2" office:value-type="string">
            <text:p text:style-name="P18">P</text:p>
          </table:table-cell>
          <table:table-cell table:style-name="Table1.C2" office:value-type="string">
            <text:p text:style-name="P3">P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p&amp;__e;&amp;__n;</text:p>
          </table:table-cell>
          <table:table-cell table:style-name="Table1.A2" office:value-type="string">
            <text:p text:style-name="P18">p</text:p>
          </table:table-cell>
          <table:table-cell table:style-name="Table1.C2" office:value-type="string">
            <text:p text:style-name="P3">p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Q&amp;__s;&amp;__m;</text:p>
          </table:table-cell>
          <table:table-cell table:style-name="Table1.A2" office:value-type="string">
            <text:p text:style-name="P18">Q</text:p>
          </table:table-cell>
          <table:table-cell table:style-name="Table1.C2" office:value-type="string">
            <text:p text:style-name="P3">Q&amp;__s;&amp;__m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3">Q&amp;__l;&amp;__1;</text:p>
          </table:table-cell>
          <table:table-cell table:style-name="Table1.A2" office:value-type="string">
            <text:p text:style-name="P18">Q</text:p>
          </table:table-cell>
          <table:table-cell table:style-name="Table1.C2" office:value-type="string">
            <text:p text:style-name="P3">Q&amp;__l;&amp;__1;◌</text:p>
          </table:table-cell>
        </table:table-row>
        <table:table-row table:style-name="TableLine105553171765504">
          <table:table-cell table:style-name="Table1.A2" office:value-type="string">
            <text:p text:style-name="P33">Q&amp;__l;&amp;__2;</text:p>
          </table:table-cell>
          <table:table-cell table:style-name="Table1.A2" office:value-type="string">
            <text:p text:style-name="P18">Q</text:p>
          </table:table-cell>
          <table:table-cell table:style-name="Table1.C2" office:value-type="string">
            <text:p text:style-name="P3">Q&amp;__l;&amp;__2;◌◌</text:p>
          </table:table-cell>
        </table:table-row>
        <table:table-row table:style-name="TableLine105553171765504">
          <table:table-cell table:style-name="Table1.A2" office:value-type="string">
            <text:p text:style-name="P33">Q&amp;__e;&amp;__n;</text:p>
          </table:table-cell>
          <table:table-cell table:style-name="Table1.A2" office:value-type="string">
            <text:p text:style-name="P18">Q</text:p>
          </table:table-cell>
          <table:table-cell table:style-name="Table1.C2" office:value-type="string">
            <text:p text:style-name="P3">Q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q&amp;__s;&amp;__d;</text:p>
          </table:table-cell>
          <table:table-cell table:style-name="Table1.A2" office:value-type="string">
            <text:p text:style-name="P18">q</text:p>
          </table:table-cell>
          <table:table-cell table:style-name="Table1.C2" office:value-type="string">
            <text:p text:style-name="P3">q&amp;__s;&amp;__d;</text:p>
          </table:table-cell>
        </table:table-row>
        <table:table-row table:style-name="TableLine105553171765504">
          <table:table-cell table:style-name="Table1.A2" office:value-type="string">
            <text:p text:style-name="P33">q&amp;__e;&amp;__n;</text:p>
          </table:table-cell>
          <table:table-cell table:style-name="Table1.A2" office:value-type="string">
            <text:p text:style-name="P18">q</text:p>
          </table:table-cell>
          <table:table-cell table:style-name="Table1.C2" office:value-type="string">
            <text:p text:style-name="P3">q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R&amp;__i;&amp;__n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i;&amp;__n;</text:p>
          </table:table-cell>
        </table:table-row>
        <table:table-row table:style-name="TableLine105553171765504">
          <table:table-cell table:style-name="Table1.A2" office:value-type="string">
            <text:p text:style-name="P33">R&amp;__r;&amp;__o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r;&amp;__o;</text:p>
          </table:table-cell>
        </table:table-row>
        <table:table-row table:style-name="TableLine105553171765504">
          <table:table-cell table:style-name="Table1.A2" office:value-type="string">
            <text:p text:style-name="P33">R&amp;__e;&amp;__n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r&amp;__i;&amp;__n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i;&amp;__n;</text:p>
          </table:table-cell>
        </table:table-row>
        <table:table-row table:style-name="TableLine105553171765504">
          <table:table-cell table:style-name="Table1.A2" office:value-type="string">
            <text:p text:style-name="P33">r&amp;__r;&amp;__o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r;&amp;__o;</text:p>
          </table:table-cell>
        </table:table-row>
        <table:table-row table:style-name="TableLine105553171765504">
          <table:table-cell table:style-name="Table1.A2" office:value-type="string">
            <text:p text:style-name="P33">r&amp;__c;&amp;__u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c;&amp;__u;</text:p>
          </table:table-cell>
        </table:table-row>
        <table:table-row table:style-name="TableLine105553171765504">
          <table:table-cell table:style-name="Table1.A2" office:value-type="string">
            <text:p text:style-name="P33">r&amp;__e;&amp;__n;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3">r&amp;__e;&amp;__n;</text:p>
          </table:table-cell>
        </table:table-row>
        <table:table-row table:style-name="TableLine105553171765504">
          <table:table-cell table:style-name="Table1.A2" office:value-type="string">
            <text:p text:style-name="P33">S&amp;__i;&amp;__n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3">S&amp;__i;&amp;__n;</text:p>
          </table:table-cell>
        </table:table-row>
        <table:table-row table:style-name="TableLine105553171765504">
          <table:table-cell table:style-name="Table1.A2" office:value-type="string">
            <text:p text:style-name="P33">S&amp;__<text:span text:style-name="T1">s;</text:span>&amp;__g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3">S&amp;__<text:span text:style-name="T1">s;</text:span>&amp;__g; <text:span text:style-name="T1">(!)</text:span></text:p>
          </table:table-cell>
        </table:table-row>
        <table:table-row table:style-name="TableLine105553171765504">
          <table:table-cell table:style-name="Table1.A2" office:value-type="string">
            <text:p text:style-name="P20">S&amp;__e;&amp;__n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S&amp;__s;&amp;__d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s;&amp;__d;</text:p>
          </table:table-cell>
        </table:table-row>
        <table:table-row table:style-name="TableLine105553171765504">
          <table:table-cell table:style-name="Table1.A2" office:value-type="string">
            <text:p text:style-name="P20">s&amp;__i;&amp;__n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i;&amp;__n;</text:p>
          </table:table-cell>
        </table:table-row>
        <table:table-row table:style-name="TableLine105553171765504">
          <table:table-cell table:style-name="Table1.A2" office:value-type="string">
            <text:p text:style-name="P20">s&amp;__<text:span text:style-name="T2">s;</text:span>&amp;__g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<text:span text:style-name="T2">s;</text:span>&amp;__g; <text:span text:style-name="T2">(!)</text:span></text:p>
          </table:table-cell>
        </table:table-row>
        <table:table-row table:style-name="TableLine105553171765504">
          <table:table-cell table:style-name="Table1.A2" office:value-type="string">
            <text:p text:style-name="P20">s&amp;__l;&amp;__o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l;&amp;__o;</text:p>
          </table:table-cell>
        </table:table-row>
        <table:table-row table:style-name="TableLine105553171765504">
          <table:table-cell table:style-name="Table1.A2" office:value-type="string">
            <text:p text:style-name="P20">s&amp;__e;&amp;__n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s&amp;__l;&amp;__d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l;&amp;__d;</text:p>
          </table:table-cell>
        </table:table-row>
        <table:table-row table:style-name="TableLine105553171765504">
          <table:table-cell table:style-name="Table1.A2" office:value-type="string">
            <text:p text:style-name="P20">s&amp;__l;&amp;__f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l;&amp;__f;</text:p>
          </table:table-cell>
        </table:table-row>
        <table:table-row table:style-name="TableLine105553171765504">
          <table:table-cell table:style-name="Table1.A2" office:value-type="string">
            <text:p text:style-name="P20">s&amp;__l;&amp;__s;</text:p>
          </table:table-cell>
          <table:table-cell table:style-name="Table1.A2" office:value-type="string">
            <text:p text:style-name="P18">s</text:p>
          </table:table-cell>
          <table:table-cell table:style-name="Table1.C2" office:value-type="string">
            <text:p text:style-name="P4">s&amp;__l;&amp;__s;</text:p>
          </table:table-cell>
        </table:table-row>
        <table:table-row table:style-name="TableLine105553171765504">
          <table:table-cell table:style-name="Table1.A2" office:value-type="string">
            <text:p text:style-name="P20">T&amp;__i;&amp;__n;</text:p>
          </table:table-cell>
          <table:table-cell table:style-name="Table1.A2" office:value-type="string">
            <text:p text:style-name="P18">T</text:p>
          </table:table-cell>
          <table:table-cell table:style-name="Table1.C2" office:value-type="string">
            <text:p text:style-name="P4">T&amp;__i;&amp;__n;</text:p>
          </table:table-cell>
        </table:table-row>
        <table:table-row table:style-name="TableLine105553171765504">
          <table:table-cell table:style-name="Table1.A2" office:value-type="string">
            <text:p text:style-name="P20">T&amp;__e;&amp;__n;</text:p>
          </table:table-cell>
          <table:table-cell table:style-name="Table1.A2" office:value-type="string">
            <text:p text:style-name="P18">T</text:p>
          </table:table-cell>
          <table:table-cell table:style-name="Table1.C2" office:value-type="string">
            <text:p text:style-name="P4">T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t&amp;__i;&amp;__n;</text:p>
          </table:table-cell>
          <table:table-cell table:style-name="Table1.A2" office:value-type="string">
            <text:p text:style-name="P18">t</text:p>
          </table:table-cell>
          <table:table-cell table:style-name="Table1.C2" office:value-type="string">
            <text:p text:style-name="P4">t&amp;__i;&amp;__n;</text:p>
          </table:table-cell>
        </table:table-row>
        <table:table-row table:style-name="TableLine105553171765504">
          <table:table-cell table:style-name="Table1.A2" office:value-type="string">
            <text:p text:style-name="P20">t&amp;__c;&amp;__u;</text:p>
          </table:table-cell>
          <table:table-cell table:style-name="Table1.A2" office:value-type="string">
            <text:p text:style-name="P18">t</text:p>
          </table:table-cell>
          <table:table-cell table:style-name="Table1.C2" office:value-type="string">
            <text:p text:style-name="P4">t&amp;__c;&amp;__u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20">t&amp;__e;&amp;__n;</text:p>
          </table:table-cell>
          <table:table-cell table:style-name="Table1.A2" office:value-type="string">
            <text:p text:style-name="P18">t</text:p>
          </table:table-cell>
          <table:table-cell table:style-name="Table1.C2" office:value-type="string">
            <text:p text:style-name="P4">t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U&amp;__e;&amp;__n;</text:p>
          </table:table-cell>
          <table:table-cell table:style-name="Table1.A2" office:value-type="string">
            <text:p text:style-name="P18">U</text:p>
          </table:table-cell>
          <table:table-cell table:style-name="Table1.C2" office:value-type="string">
            <text:p text:style-name="P4">U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u&amp;__e;&amp;__n;</text:p>
          </table:table-cell>
          <table:table-cell table:style-name="Table1.A2" office:value-type="string">
            <text:p text:style-name="P18">u</text:p>
          </table:table-cell>
          <table:table-cell table:style-name="Table1.C2" office:value-type="string">
            <text:p text:style-name="P4">u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V&amp;__e;&amp;__n;</text:p>
          </table:table-cell>
          <table:table-cell table:style-name="Table1.A2" office:value-type="string">
            <text:p text:style-name="P18">V</text:p>
          </table:table-cell>
          <table:table-cell table:style-name="Table1.C2" office:value-type="string">
            <text:p text:style-name="P4">V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v&amp;__s;&amp;__1;</text:p>
          </table:table-cell>
          <table:table-cell table:style-name="Table1.A2" office:value-type="string">
            <text:p text:style-name="P18">v</text:p>
          </table:table-cell>
          <table:table-cell table:style-name="Table1.C2" office:value-type="string">
            <text:p text:style-name="P4">v&amp;__s;&amp;__1;</text:p>
          </table:table-cell>
        </table:table-row>
        <table:table-row table:style-name="TableLine105553171765504">
          <table:table-cell table:style-name="Table1.A2" office:value-type="string">
            <text:p text:style-name="P20">v&amp;__s;&amp;__d;</text:p>
          </table:table-cell>
          <table:table-cell table:style-name="Table1.A2" office:value-type="string">
            <text:p text:style-name="P18">v</text:p>
          </table:table-cell>
          <table:table-cell table:style-name="Table1.C2" office:value-type="string">
            <text:p text:style-name="P4">v&amp;__s;&amp;__d;</text:p>
          </table:table-cell>
        </table:table-row>
        <table:table-row table:style-name="TableLine105553171765504">
          <table:table-cell table:style-name="Table1.A2" office:value-type="string">
            <text:p text:style-name="P20">v&amp;__b;&amp;__a;</text:p>
          </table:table-cell>
          <table:table-cell table:style-name="Table1.A2" office:value-type="string">
            <text:p text:style-name="P18">v</text:p>
          </table:table-cell>
          <table:table-cell table:style-name="Table1.C2" office:value-type="string">
            <text:p text:style-name="P4">v&amp;__b;&amp;__a;</text:p>
          </table:table-cell>
        </table:table-row>
        <table:table-row table:style-name="TableLine105553171765504">
          <table:table-cell table:style-name="Table1.A2" office:value-type="string">
            <text:p text:style-name="P20">v&amp;__e;&amp;__n;</text:p>
          </table:table-cell>
          <table:table-cell table:style-name="Table1.A2" office:value-type="string">
            <text:p text:style-name="P18">v</text:p>
          </table:table-cell>
          <table:table-cell table:style-name="Table1.C2" office:value-type="string">
            <text:p text:style-name="P4">v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v&amp;__s;&amp;__2;</text:p>
          </table:table-cell>
          <table:table-cell table:style-name="Table1.A2" office:value-type="string">
            <text:p text:style-name="P18">v</text:p>
          </table:table-cell>
          <table:table-cell table:style-name="Table1.C2" office:value-type="string">
            <text:p text:style-name="P4">v&amp;__s;&amp;__2;</text:p>
          </table:table-cell>
        </table:table-row>
        <table:table-row table:style-name="TableLine105553171765504">
          <table:table-cell table:style-name="Table1.A2" office:value-type="string">
            <text:p text:style-name="P20">W&amp;__e;&amp;__n;</text:p>
          </table:table-cell>
          <table:table-cell table:style-name="Table1.A2" office:value-type="string">
            <text:p text:style-name="P18">W</text:p>
          </table:table-cell>
          <table:table-cell table:style-name="Table1.C2" office:value-type="string">
            <text:p text:style-name="P4">W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w&amp;__e;&amp;__n;</text:p>
          </table:table-cell>
          <table:table-cell table:style-name="Table1.A2" office:value-type="string">
            <text:p text:style-name="P18">w</text:p>
          </table:table-cell>
          <table:table-cell table:style-name="Table1.C2" office:value-type="string">
            <text:p text:style-name="P4">w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X&amp;__e;&amp;__n;</text:p>
          </table:table-cell>
          <table:table-cell table:style-name="Table1.A2" office:value-type="string">
            <text:p text:style-name="P18">X</text:p>
          </table:table-cell>
          <table:table-cell table:style-name="Table1.C2" office:value-type="string">
            <text:p text:style-name="P4">X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x&amp;__e;&amp;__n;</text:p>
          </table:table-cell>
          <table:table-cell table:style-name="Table1.A2" office:value-type="string">
            <text:p text:style-name="P18">x</text:p>
          </table:table-cell>
          <table:table-cell table:style-name="Table1.C2" office:value-type="string">
            <text:p text:style-name="P4">x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x&amp;__l;&amp;__o;</text:p>
          </table:table-cell>
          <table:table-cell table:style-name="Table1.A2" office:value-type="string">
            <text:p text:style-name="P18">x</text:p>
          </table:table-cell>
          <table:table-cell table:style-name="Table1.C2" office:value-type="string">
            <text:p text:style-name="P4">x&amp;__l;&amp;__o;</text:p>
          </table:table-cell>
        </table:table-row>
        <table:table-row table:style-name="TableLine105553171765504">
          <table:table-cell table:style-name="Table1.A2" office:value-type="string">
            <text:p text:style-name="P20">x&amp;__s;&amp;__1;</text:p>
          </table:table-cell>
          <table:table-cell table:style-name="Table1.A2" office:value-type="string">
            <text:p text:style-name="P18">x</text:p>
          </table:table-cell>
          <table:table-cell table:style-name="Table1.C2" office:value-type="string">
            <text:p text:style-name="P4">x&amp;__s;&amp;__1;</text:p>
          </table:table-cell>
        </table:table-row>
        <table:table-row table:style-name="TableLine105553171765504">
          <table:table-cell table:style-name="Table1.A2" office:value-type="string">
            <text:p text:style-name="P20">x&amp;__s;&amp;__2;</text:p>
          </table:table-cell>
          <table:table-cell table:style-name="Table1.A2" office:value-type="string">
            <text:p text:style-name="P18">x</text:p>
          </table:table-cell>
          <table:table-cell table:style-name="Table1.C2" office:value-type="string">
            <text:p text:style-name="P4">x&amp;__s;&amp;__2;</text:p>
          </table:table-cell>
        </table:table-row>
        <table:table-row table:style-name="TableLine105553171765504">
          <table:table-cell table:style-name="Table1.A2" office:value-type="string">
            <text:p text:style-name="P20">x&amp;__s;&amp;__3;</text:p>
          </table:table-cell>
          <table:table-cell table:style-name="Table1.A2" office:value-type="string">
            <text:p text:style-name="P18">x</text:p>
          </table:table-cell>
          <table:table-cell table:style-name="Table1.C2" office:value-type="string">
            <text:p text:style-name="P4">x&amp;__s;&amp;__3;</text:p>
          </table:table-cell>
        </table:table-row>
        <table:table-row table:style-name="TableLine105553171765504">
          <table:table-cell table:style-name="Table1.A2" office:value-type="string">
            <text:p text:style-name="P20">Y&amp;__s;&amp;__d;</text:p>
          </table:table-cell>
          <table:table-cell table:style-name="Table1.A2" office:value-type="string">
            <text:p text:style-name="P18">Y</text:p>
          </table:table-cell>
          <table:table-cell table:style-name="Table1.C2" office:value-type="string">
            <text:p text:style-name="P4">Y&amp;__s;&amp;__d;</text:p>
          </table:table-cell>
        </table:table-row>
        <table:table-row table:style-name="TableLine105553171765504">
          <table:table-cell table:style-name="Table1.A2" office:value-type="string">
            <text:p text:style-name="P20">Y&amp;__e;&amp;__n;</text:p>
          </table:table-cell>
          <table:table-cell table:style-name="Table1.A2" office:value-type="string">
            <text:p text:style-name="P18">Y</text:p>
          </table:table-cell>
          <table:table-cell table:style-name="Table1.C2" office:value-type="string">
            <text:p text:style-name="P4">Y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y&amp;__r;&amp;__m;</text:p>
          </table:table-cell>
          <table:table-cell table:style-name="Table1.A2" office:value-type="string">
            <text:p text:style-name="P18">y</text:p>
          </table:table-cell>
          <table:table-cell table:style-name="Table1.C2" office:value-type="string">
            <text:p text:style-name="P4">y&amp;__r;&amp;__m;</text:p>
          </table:table-cell>
        </table:table-row>
        <table:table-row table:style-name="TableLine105553171765504">
          <table:table-cell table:style-name="Table1.A2" office:value-type="string">
            <text:p text:style-name="P20">y&amp;__b;&amp;__a;</text:p>
          </table:table-cell>
          <table:table-cell table:style-name="Table1.A2" office:value-type="string">
            <text:p text:style-name="P18">y</text:p>
          </table:table-cell>
          <table:table-cell table:style-name="Table1.C2" office:value-type="string">
            <text:p text:style-name="P4">y&amp;__b;&amp;__a;</text:p>
          </table:table-cell>
        </table:table-row>
        <table:table-row table:style-name="TableLine105553171765504">
          <table:table-cell table:style-name="Table1.A2" office:value-type="string">
            <text:p text:style-name="P20">y&amp;__e;&amp;__n;</text:p>
          </table:table-cell>
          <table:table-cell table:style-name="Table1.A2" office:value-type="string">
            <text:p text:style-name="P18">y</text:p>
          </table:table-cell>
          <table:table-cell table:style-name="Table1.C2" office:value-type="string">
            <text:p text:style-name="P4">y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Z&amp;__v;&amp;__i;</text:p>
          </table:table-cell>
          <table:table-cell table:style-name="Table1.A2" office:value-type="string">
            <text:p text:style-name="P18">Z</text:p>
          </table:table-cell>
          <table:table-cell table:style-name="Table1.C2" office:value-type="string">
            <text:p text:style-name="P4">Z&amp;__v;&amp;__i;</text:p>
          </table:table-cell>
        </table:table-row>
        <table:table-row table:style-name="TableLine105553171765504">
          <table:table-cell table:style-name="Table1.A2" office:value-type="string">
            <text:p text:style-name="P20">Z&amp;__e;&amp;__n;</text:p>
          </table:table-cell>
          <table:table-cell table:style-name="Table1.A2" office:value-type="string">
            <text:p text:style-name="P18">Z</text:p>
          </table:table-cell>
          <table:table-cell table:style-name="Table1.C2" office:value-type="string">
            <text:p text:style-name="P4">Z&amp;__e;&amp;__n;</text:p>
          </table:table-cell>
        </table:table-row>
        <table:table-row table:style-name="TableLine105553171765504">
          <table:table-cell table:style-name="Table1.A2" office:value-type="string">
            <text:p text:style-name="P20">z&amp;__v;&amp;__i;</text:p>
          </table:table-cell>
          <table:table-cell table:style-name="Table1.A2" office:value-type="string">
            <text:p text:style-name="P18">z</text:p>
          </table:table-cell>
          <table:table-cell table:style-name="Table1.C2" office:value-type="string">
            <text:p text:style-name="P4">z&amp;__v;&amp;__i;</text:p>
          </table:table-cell>
        </table:table-row>
        <table:table-row table:style-name="TableLine105553171765504">
          <table:table-cell table:style-name="Table1.A2" office:value-type="string">
            <text:p text:style-name="P20">z&amp;__m;&amp;__g;</text:p>
          </table:table-cell>
          <table:table-cell table:style-name="Table1.A2" office:value-type="string">
            <text:p text:style-name="P18">z</text:p>
          </table:table-cell>
          <table:table-cell table:style-name="Table1.C2" office:value-type="string">
            <text:p text:style-name="P4">z&amp;__m;&amp;__g;</text:p>
          </table:table-cell>
        </table:table-row>
        <table:table-row table:style-name="TableLine105553171765504">
          <table:table-cell table:style-name="Table1.A2" office:value-type="string">
            <text:p text:style-name="P20">z&amp;__e;&amp;__n;</text:p>
          </table:table-cell>
          <table:table-cell table:style-name="Table1.A2" office:value-type="string">
            <text:p text:style-name="P18">z</text:p>
          </table:table-cell>
          <table:table-cell table:style-name="Table1.C2" office:value-type="string">
            <text:p text:style-name="P4">z&amp;__e;&amp;__n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20">Ą&amp;__s;&amp;__1;</text:p>
          </table:table-cell>
          <table:table-cell table:style-name="Table1.A2" office:value-type="string">
            <text:p text:style-name="P18">U+0104</text:p>
          </table:table-cell>
          <table:table-cell table:style-name="Table1.C2" office:value-type="string">
            <text:p text:style-name="P4">Ą&amp;__s;&amp;__1;</text:p>
          </table:table-cell>
        </table:table-row>
        <table:table-row table:style-name="TableLine105553171765504">
          <table:table-cell table:style-name="Table1.A2" office:value-type="string">
            <text:p text:style-name="P20">Ą&amp;__s;&amp;__2;</text:p>
          </table:table-cell>
          <table:table-cell table:style-name="Table1.A2" office:value-type="string">
            <text:p text:style-name="P18">U+0104</text:p>
          </table:table-cell>
          <table:table-cell table:style-name="Table1.C2" office:value-type="string">
            <text:p text:style-name="P4">Ą&amp;__s;&amp;__2;</text:p>
          </table:table-cell>
        </table:table-row>
        <table:table-row table:style-name="TableLine105553171765504">
          <table:table-cell table:style-name="Table1.A2" office:value-type="string">
            <text:p text:style-name="P20">Ą&amp;__f;&amp;__l;</text:p>
          </table:table-cell>
          <table:table-cell table:style-name="Table1.A2" office:value-type="string">
            <text:p text:style-name="P18">U+0104</text:p>
          </table:table-cell>
          <table:table-cell table:style-name="Table1.C2" office:value-type="string">
            <text:p text:style-name="P4">Ą&amp;__f;&amp;__l;</text:p>
          </table:table-cell>
        </table:table-row>
        <table:table-row table:style-name="TableLine105553171765504">
          <table:table-cell table:style-name="Table1.A2" office:value-type="string">
            <text:p text:style-name="P20">ą&amp;__s;&amp;__1;</text:p>
          </table:table-cell>
          <table:table-cell table:style-name="Table1.A2" office:value-type="string">
            <text:p text:style-name="P18">U+0105</text:p>
          </table:table-cell>
          <table:table-cell table:style-name="Table1.C2" office:value-type="string">
            <text:p text:style-name="P4">ą&amp;__s;&amp;__1;</text:p>
          </table:table-cell>
        </table:table-row>
        <table:table-row table:style-name="TableLine105553171765504">
          <table:table-cell table:style-name="Table1.A2" office:value-type="string">
            <text:p text:style-name="P20">ą&amp;__s;&amp;__2;</text:p>
          </table:table-cell>
          <table:table-cell table:style-name="Table1.A2" office:value-type="string">
            <text:p text:style-name="P18">U+0105</text:p>
          </table:table-cell>
          <table:table-cell table:style-name="Table1.C2" office:value-type="string">
            <text:p text:style-name="P4">ą&amp;__s;&amp;__2;</text:p>
          </table:table-cell>
        </table:table-row>
        <table:table-row table:style-name="TableLine105553171765504">
          <table:table-cell table:style-name="Table1.A2" office:value-type="string">
            <text:p text:style-name="P21">ꜳ&amp;__u;&amp;__n;</text:p>
          </table:table-cell>
          <table:table-cell table:style-name="Table1.A2" office:value-type="string">
            <text:p text:style-name="P18">U+A733</text:p>
          </table:table-cell>
          <table:table-cell table:style-name="Table1.C2" office:value-type="string">
            <text:p text:style-name="P5">ꜳ&amp;__u;&amp;__n;</text:p>
          </table:table-cell>
        </table:table-row>
        <table:table-row table:style-name="TableLine105553171765504">
          <table:table-cell table:style-name="Table1.A2" office:value-type="string">
            <text:p text:style-name="P21">ꜳ&amp;__c;&amp;__l;</text:p>
          </table:table-cell>
          <table:table-cell table:style-name="Table1.A2" office:value-type="string">
            <text:p text:style-name="P18">U+A733</text:p>
          </table:table-cell>
          <table:table-cell table:style-name="Table1.C2" office:value-type="string">
            <text:p text:style-name="P5">ꜳ&amp;__c;&amp;__l;</text:p>
          </table:table-cell>
        </table:table-row>
        <table:table-row table:style-name="TableLine105553171765504">
          <table:table-cell table:style-name="Table1.A2" office:value-type="string">
            <text:p text:style-name="P21">ꜳ&amp;__e;&amp;__n;</text:p>
          </table:table-cell>
          <table:table-cell table:style-name="Table1.A2" office:value-type="string">
            <text:p text:style-name="P18">U+A733</text:p>
          </table:table-cell>
          <table:table-cell table:style-name="Table1.C2" office:value-type="string">
            <text:p text:style-name="P5">ꜳ&amp;__e;&amp;__n;</text:p>
          </table:table-cell>
        </table:table-row>
        <table:table-row table:style-name="TableLine105553171765504">
          <table:table-cell table:style-name="Table1.A2" office:value-type="string">
            <text:p text:style-name="P21">Æ&amp;__n;&amp;__e;</text:p>
          </table:table-cell>
          <table:table-cell table:style-name="Table1.A2" office:value-type="string">
            <text:p text:style-name="P18">U+00C6</text:p>
          </table:table-cell>
          <table:table-cell table:style-name="Table1.C2" office:value-type="string">
            <text:p text:style-name="P5">Æ&amp;__n;&amp;__e;</text:p>
          </table:table-cell>
        </table:table-row>
        <table:table-row table:style-name="TableLine105553171765504">
          <table:table-cell table:style-name="Table1.A2" office:value-type="string">
            <text:p text:style-name="P21">Æ&amp;__e;&amp;__n;</text:p>
          </table:table-cell>
          <table:table-cell table:style-name="Table1.A2" office:value-type="string">
            <text:p text:style-name="P18">U+00C6</text:p>
          </table:table-cell>
          <table:table-cell table:style-name="Table1.C2" office:value-type="string">
            <text:p text:style-name="P5">Æ&amp;__e;&amp;__n;</text:p>
          </table:table-cell>
        </table:table-row>
        <table:table-row table:style-name="TableLine105553171765504">
          <table:table-cell table:style-name="Table1.A2" office:value-type="string">
            <text:p text:style-name="P21">æ&amp;__n;&amp;__e;</text:p>
          </table:table-cell>
          <table:table-cell table:style-name="Table1.A2" office:value-type="string">
            <text:p text:style-name="P18">U+00E6</text:p>
          </table:table-cell>
          <table:table-cell table:style-name="Table1.C2" office:value-type="string">
            <text:p text:style-name="P5">æ&amp;__n;&amp;__e;</text:p>
          </table:table-cell>
        </table:table-row>
        <table:table-row table:style-name="TableLine105553171765504">
          <table:table-cell table:style-name="Table1.A2" office:value-type="string">
            <text:p text:style-name="P21">æ&amp;__e;&amp;__n;</text:p>
          </table:table-cell>
          <table:table-cell table:style-name="Table1.A2" office:value-type="string">
            <text:p text:style-name="P18">U+00E6</text:p>
          </table:table-cell>
          <table:table-cell table:style-name="Table1.C2" office:value-type="string">
            <text:p text:style-name="P5">æ&amp;__e;&amp;__n;</text:p>
          </table:table-cell>
        </table:table-row>
        <table:table-row table:style-name="TableLine105553171765504">
          <table:table-cell table:style-name="Table1.A2" office:value-type="string">
            <text:p text:style-name="P21">æ&amp;__o;&amp;__p;</text:p>
          </table:table-cell>
          <table:table-cell table:style-name="Table1.A2" office:value-type="string">
            <text:p text:style-name="P18">U+00E6</text:p>
          </table:table-cell>
          <table:table-cell table:style-name="Table1.C2" office:value-type="string">
            <text:p text:style-name="P5">æ&amp;__o;&amp;__p;</text:p>
          </table:table-cell>
        </table:table-row>
        <table:table-row table:style-name="TableLine105553171765504">
          <table:table-cell table:style-name="Table1.A2" office:value-type="string">
            <text:p text:style-name="P21">æ&amp;__u;&amp;__n;</text:p>
          </table:table-cell>
          <table:table-cell table:style-name="Table1.A2" office:value-type="string">
            <text:p text:style-name="P18">U+00E6</text:p>
          </table:table-cell>
          <table:table-cell table:style-name="Table1.C2" office:value-type="string">
            <text:p text:style-name="P5">æ&amp;__u;&amp;__n;</text:p>
          </table:table-cell>
        </table:table-row>
        <table:table-row table:style-name="TableLine105553171765504">
          <table:table-cell table:style-name="Table1.A2" office:value-type="string">
            <text:p text:style-name="P22">Ꜵ&amp;__n;&amp;__e;</text:p>
          </table:table-cell>
          <table:table-cell table:style-name="Table1.A2" office:value-type="string">
            <text:p text:style-name="P34">U+A734</text:p>
          </table:table-cell>
          <table:table-cell table:style-name="Table1.C2" office:value-type="string">
            <text:p text:style-name="P6">Ꜵ&amp;__n;&amp;__e;</text:p>
          </table:table-cell>
        </table:table-row>
        <table:table-row table:style-name="TableLine105553171765504">
          <table:table-cell table:style-name="Table1.A2" office:value-type="string">
            <text:p text:style-name="P22">Ꜵ&amp;__e;&amp;__1;</text:p>
          </table:table-cell>
          <table:table-cell table:style-name="Table1.A2" office:value-type="string">
            <text:p text:style-name="P34">U+A734</text:p>
          </table:table-cell>
          <table:table-cell table:style-name="Table1.C2" office:value-type="string">
            <text:p text:style-name="P6">Ꜵ&amp;__e;&amp;__1;</text:p>
          </table:table-cell>
        </table:table-row>
        <table:table-row table:style-name="TableLine105553171765504">
          <table:table-cell table:style-name="Table1.A2" office:value-type="string">
            <text:p text:style-name="P22">Ꜵ&amp;__e;&amp;__2;</text:p>
          </table:table-cell>
          <table:table-cell table:style-name="Table1.A2" office:value-type="string">
            <text:p text:style-name="P34">U+A734</text:p>
          </table:table-cell>
          <table:table-cell table:style-name="Table1.C2" office:value-type="string">
            <text:p text:style-name="P6">Ꜵ&amp;__e;&amp;__2;</text:p>
          </table:table-cell>
        </table:table-row>
        <table:table-row table:style-name="TableLine105553171765504">
          <table:table-cell table:style-name="Table1.A2" office:value-type="string">
            <text:p text:style-name="P22">ꜵ&amp;__e;&amp;__1;</text:p>
          </table:table-cell>
          <table:table-cell table:style-name="Table1.A2" office:value-type="string">
            <text:p text:style-name="P34">U+A735</text:p>
          </table:table-cell>
          <table:table-cell table:style-name="Table1.C2" office:value-type="string">
            <text:p text:style-name="P6">ꜵ&amp;__e;&amp;__1;</text:p>
          </table:table-cell>
        </table:table-row>
        <table:table-row table:style-name="TableLine105553171765504">
          <table:table-cell table:style-name="Table1.A2" office:value-type="string">
            <text:p text:style-name="P22">ꜵ&amp;__e;&amp;__2;</text:p>
          </table:table-cell>
          <table:table-cell table:style-name="Table1.A2" office:value-type="string">
            <text:p text:style-name="P34">U+A735</text:p>
          </table:table-cell>
          <table:table-cell table:style-name="Table1.C2" office:value-type="string">
            <text:p text:style-name="P6">ꜵ&amp;__e;&amp;__2;</text:p>
          </table:table-cell>
        </table:table-row>
        <table:table-row table:style-name="TableLine105553171765504">
          <table:table-cell table:style-name="Table1.A2" office:value-type="string">
            <text:p text:style-name="P22">ꜵ&amp;__n;&amp;__e;</text:p>
          </table:table-cell>
          <table:table-cell table:style-name="Table1.A2" office:value-type="string">
            <text:p text:style-name="P34">U+A735</text:p>
          </table:table-cell>
          <table:table-cell table:style-name="Table1.C2" office:value-type="string">
            <text:p text:style-name="P6">ꜵ&amp;__n;&amp;__e;</text:p>
          </table:table-cell>
        </table:table-row>
        <table:table-row table:style-name="TableLine105553171765504">
          <table:table-cell table:style-name="Table1.A2" office:value-type="string">
            <text:p text:style-name="P22">ꜵ&amp;__u;&amp;__n;</text:p>
          </table:table-cell>
          <table:table-cell table:style-name="Table1.A2" office:value-type="string">
            <text:p text:style-name="P34">U+A735</text:p>
          </table:table-cell>
          <table:table-cell table:style-name="Table1.C2" office:value-type="string">
            <text:p text:style-name="P6">ꜵ&amp;__u;&amp;__n;</text:p>
          </table:table-cell>
        </table:table-row>
        <table:table-row table:style-name="TableLine105553171765504">
          <table:table-cell table:style-name="Table1.A2" office:value-type="string">
            <text:p text:style-name="P22">ꜹ&amp;__n;&amp;__e;</text:p>
          </table:table-cell>
          <table:table-cell table:style-name="Table1.A2" office:value-type="string">
            <text:p text:style-name="P34">U+A739</text:p>
          </table:table-cell>
          <table:table-cell table:style-name="Table1.C2" office:value-type="string">
            <text:p text:style-name="P6">ꜹ&amp;__n;&amp;__e;</text:p>
          </table:table-cell>
        </table:table-row>
        <table:table-row table:style-name="TableLine105553171765504">
          <table:table-cell table:style-name="Table1.A2" office:value-type="string">
            <text:p text:style-name="P22">đ&amp;__f;&amp;__l;</text:p>
          </table:table-cell>
          <table:table-cell table:style-name="Table1.A2" office:value-type="string">
            <text:p text:style-name="P35">U+0111</text:p>
          </table:table-cell>
          <table:table-cell table:style-name="Table1.C2" office:value-type="string">
            <text:p text:style-name="P6">đ&amp;__f;&amp;__l;</text:p>
          </table:table-cell>
        </table:table-row>
        <table:table-row table:style-name="TableLine105553171765504">
          <table:table-cell table:style-name="Table1.A2" office:value-type="string">
            <text:p text:style-name="P22">ę&amp;__c;&amp;__e;</text:p>
          </table:table-cell>
          <table:table-cell table:style-name="Table1.A2" office:value-type="string">
            <text:p text:style-name="P35">U+0119</text:p>
          </table:table-cell>
          <table:table-cell table:style-name="Table1.C2" office:value-type="string">
            <text:p text:style-name="P6">ę&amp;__c;&amp;__e;</text:p>
          </table:table-cell>
        </table:table-row>
        <table:table-row table:style-name="TableLine105553171765504">
          <table:table-cell table:style-name="Table1.A2" office:value-type="string">
            <text:p text:style-name="P22">ę&amp;__s;&amp;__t;</text:p>
          </table:table-cell>
          <table:table-cell table:style-name="Table1.A2" office:value-type="string">
            <text:p text:style-name="P35">U+0119</text:p>
          </table:table-cell>
          <table:table-cell table:style-name="Table1.C2" office:value-type="string">
            <text:p text:style-name="P6">ę&amp;__s;&amp;__t;</text:p>
          </table:table-cell>
        </table:table-row>
        <table:table-row table:style-name="TableLine105553171765504">
          <table:table-cell table:style-name="Table1.A2" office:value-type="string">
            <text:p text:style-name="P22">Ę&amp;__c;&amp;__e;</text:p>
          </table:table-cell>
          <table:table-cell table:style-name="Table1.A2" office:value-type="string">
            <text:p text:style-name="P35">U+0118</text:p>
          </table:table-cell>
          <table:table-cell table:style-name="Table1.C2" office:value-type="string">
            <text:p text:style-name="P6">Ę&amp;__c;&amp;__e;</text:p>
          </table:table-cell>
        </table:table-row>
        <table:table-row table:style-name="TableLine105553171765504">
          <table:table-cell table:style-name="Table1.A2" office:value-type="string">
            <text:p text:style-name="P22">Ę&amp;__s;&amp;__t;</text:p>
          </table:table-cell>
          <table:table-cell table:style-name="Table1.A2" office:value-type="string">
            <text:p text:style-name="P35">U+0118</text:p>
          </table:table-cell>
          <table:table-cell table:style-name="Table1.C2" office:value-type="string">
            <text:p text:style-name="P6">Ę&amp;__s;&amp;__t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23">ę̇́&amp;__c;&amp;__e;</text:p>
          </table:table-cell>
          <table:table-cell table:style-name="Table1.A2" office:value-type="string">
            <text:p text:style-name="P35">U+0119</text:p>
          </table:table-cell>
          <table:table-cell table:style-name="Table1.C2" office:value-type="string">
            <text:p text:style-name="P7">ę̇́&amp;__c;&amp;__e;</text:p>
          </table:table-cell>
        </table:table-row>
        <table:table-row table:style-name="TableLine105553171765504">
          <table:table-cell table:style-name="Table1.A2" office:value-type="string">
            <text:p text:style-name="P23">ę̇́&amp;__s;&amp;__t;</text:p>
          </table:table-cell>
          <table:table-cell table:style-name="Table1.A2" office:value-type="string">
            <text:p text:style-name="P35">U+0119</text:p>
          </table:table-cell>
          <table:table-cell table:style-name="Table1.C2" office:value-type="string">
            <text:p text:style-name="P7">ę̇́&amp;__s;&amp;__t;</text:p>
          </table:table-cell>
        </table:table-row>
        <table:table-row table:style-name="TableLine105553171765504">
          <table:table-cell table:style-name="Table1.A2" office:value-type="string">
            <text:p text:style-name="P23">Ę̇́&amp;__c;&amp;__e;</text:p>
          </table:table-cell>
          <table:table-cell table:style-name="Table1.A2" office:value-type="string">
            <text:p text:style-name="P35">U+0118</text:p>
          </table:table-cell>
          <table:table-cell table:style-name="Table1.C2" office:value-type="string">
            <text:p text:style-name="P7">Ę̇́&amp;__c;&amp;__e;</text:p>
          </table:table-cell>
        </table:table-row>
        <table:table-row table:style-name="TableLine105553171765504">
          <table:table-cell table:style-name="Table1.A2" office:value-type="string">
            <text:p text:style-name="P23">Ę̇́&amp;__s;&amp;__t;</text:p>
          </table:table-cell>
          <table:table-cell table:style-name="Table1.A2" office:value-type="string">
            <text:p text:style-name="P35">U+0118</text:p>
          </table:table-cell>
          <table:table-cell table:style-name="Table1.C2" office:value-type="string">
            <text:p text:style-name="P7">Ę̇́&amp;__s;&amp;__t;</text:p>
          </table:table-cell>
        </table:table-row>
        <table:table-row table:style-name="TableLine105553171765504">
          <table:table-cell table:style-name="Table1.A2" office:value-type="string">
            <text:p text:style-name="P24"><text:span text:style-name="T4">◌&amp;_eogo;</text:span>&amp;__c;&amp;__e;</text:p>
          </table:table-cell>
          <table:table-cell table:style-name="Table1.A2" office:value-type="string">
            <text:p text:style-name="P35">&amp;_eogo;</text:p>
          </table:table-cell>
          <table:table-cell table:style-name="Table1.C2" office:value-type="string">
            <text:p text:style-name="P8">◌&amp;_eogo;&amp;__c;&amp;__e;</text:p>
          </table:table-cell>
        </table:table-row>
        <table:table-row table:style-name="TableLine105553171765504">
          <table:table-cell table:style-name="Table1.A2" office:value-type="string">
            <text:p text:style-name="P19"><text:span text:style-name="T4">◌&amp;_eogo;</text:span>&amp;__s;&amp;__t;</text:p>
          </table:table-cell>
          <table:table-cell table:style-name="Table1.A2" office:value-type="string">
            <text:p text:style-name="P35">&amp;_eogo;</text:p>
          </table:table-cell>
          <table:table-cell table:style-name="Table1.C2" office:value-type="string">
            <text:p text:style-name="P8">◌<text:span text:style-name="T3">&amp;_eogo;</text:span>&amp;__s;&amp;__t;</text:p>
          </table:table-cell>
        </table:table-row>
        <table:table-row table:style-name="TableLine105553171765504">
          <table:table-cell table:style-name="Table1.A2" office:value-type="string">
            <text:p text:style-name="P25">Ȝ&amp;__f;&amp;__l;</text:p>
          </table:table-cell>
          <table:table-cell table:style-name="Table1.A2" office:value-type="string">
            <text:p text:style-name="P35">U+021C</text:p>
          </table:table-cell>
          <table:table-cell table:style-name="Table1.C2" office:value-type="string">
            <text:p text:style-name="P9">Ȝ&amp;__f;&amp;__l;</text:p>
          </table:table-cell>
        </table:table-row>
        <table:table-row table:style-name="TableLine105553171765504">
          <table:table-cell table:style-name="Table1.A2" office:value-type="string">
            <text:p text:style-name="P25">Ȝ&amp;__i;&amp;__n;</text:p>
          </table:table-cell>
          <table:table-cell table:style-name="Table1.A2" office:value-type="string">
            <text:p text:style-name="P35">U+021C</text:p>
          </table:table-cell>
          <table:table-cell table:style-name="Table1.C2" office:value-type="string">
            <text:p text:style-name="P9">Ȝ&amp;__i;&amp;__n;</text:p>
          </table:table-cell>
        </table:table-row>
        <table:table-row table:style-name="TableLine105553171765504">
          <table:table-cell table:style-name="Table1.A2" office:value-type="string">
            <text:p text:style-name="P25">ȝ&amp;__f;&amp;__l;</text:p>
          </table:table-cell>
          <table:table-cell table:style-name="Table1.A2" office:value-type="string">
            <text:p text:style-name="P35">U+021D</text:p>
          </table:table-cell>
          <table:table-cell table:style-name="Table1.C2" office:value-type="string">
            <text:p text:style-name="P9">ȝ&amp;__f;&amp;__l;</text:p>
          </table:table-cell>
        </table:table-row>
        <table:table-row table:style-name="TableLine105553171765504">
          <table:table-cell table:style-name="Table1.A2" office:value-type="string">
            <text:p text:style-name="P25">ȝ&amp;__i;&amp;__n;</text:p>
          </table:table-cell>
          <table:table-cell table:style-name="Table1.A2" office:value-type="string">
            <text:p text:style-name="P35">U+021D</text:p>
          </table:table-cell>
          <table:table-cell table:style-name="Table1.C2" office:value-type="string">
            <text:p text:style-name="P9">ȝ&amp;__i;&amp;__n;</text:p>
          </table:table-cell>
        </table:table-row>
        <table:table-row table:style-name="TableLine105553171765504">
          <table:table-cell table:style-name="Table1.A2" office:value-type="string">
            <text:p text:style-name="P26">ø&amp;__a;&amp;__1;</text:p>
          </table:table-cell>
          <table:table-cell table:style-name="Table1.A2" office:value-type="string">
            <text:p text:style-name="P35">U+00F8</text:p>
          </table:table-cell>
          <table:table-cell table:style-name="Table1.C2" office:value-type="string">
            <text:p text:style-name="P10">ø&amp;__a;&amp;__1;</text:p>
          </table:table-cell>
        </table:table-row>
        <table:table-row table:style-name="TableLine105553171765504">
          <table:table-cell table:style-name="Table1.A2" office:value-type="string">
            <text:p text:style-name="P26">ø&amp;__a;&amp;__2;</text:p>
          </table:table-cell>
          <table:table-cell table:style-name="Table1.A2" office:value-type="string">
            <text:p text:style-name="P35">U+00F8</text:p>
          </table:table-cell>
          <table:table-cell table:style-name="Table1.C2" office:value-type="string">
            <text:p text:style-name="P10">ø&amp;__a;&amp;__2;</text:p>
          </table:table-cell>
        </table:table-row>
        <table:table-row table:style-name="TableLine105553171765504">
          <table:table-cell table:style-name="Table1.A2" office:value-type="string">
            <text:p text:style-name="P26">ø&amp;__a;&amp;__3;</text:p>
          </table:table-cell>
          <table:table-cell table:style-name="Table1.A2" office:value-type="string">
            <text:p text:style-name="P35">U+00F8</text:p>
          </table:table-cell>
          <table:table-cell table:style-name="Table1.C2" office:value-type="string">
            <text:p text:style-name="P10">ø&amp;__a;&amp;__3;</text:p>
          </table:table-cell>
        </table:table-row>
        <table:table-row table:style-name="TableLine105553171765504">
          <table:table-cell table:style-name="Table1.A2" office:value-type="string">
            <text:p text:style-name="P26">ø&amp;__a;&amp;__4;</text:p>
          </table:table-cell>
          <table:table-cell table:style-name="Table1.A2" office:value-type="string">
            <text:p text:style-name="P35">U+00F8</text:p>
          </table:table-cell>
          <table:table-cell table:style-name="Table1.C2" office:value-type="string">
            <text:p text:style-name="P10">ø&amp;__a;&amp;__4;</text:p>
          </table:table-cell>
        </table:table-row>
        <table:table-row table:style-name="TableLine105553171765504">
          <table:table-cell table:style-name="Table1.A2" office:value-type="string">
            <text:p text:style-name="P26">ø&amp;__a;&amp;__5;</text:p>
          </table:table-cell>
          <table:table-cell table:style-name="Table1.A2" office:value-type="string">
            <text:p text:style-name="P35">U+00F8</text:p>
          </table:table-cell>
          <table:table-cell table:style-name="Table1.C2" office:value-type="string">
            <text:p text:style-name="P10">ø&amp;__a;&amp;__5;</text:p>
          </table:table-cell>
        </table:table-row>
        <table:table-row table:style-name="TableLine105553171765504">
          <table:table-cell table:style-name="Table1.A2" office:value-type="string">
            <text:p text:style-name="P16">ꝥ&amp;__a;&amp;__1;</text:p>
          </table:table-cell>
          <table:table-cell table:style-name="Table1.A2" office:value-type="string">
            <text:p text:style-name="P17">U+A765</text:p>
          </table:table-cell>
          <table:table-cell table:style-name="Table1.C2" office:value-type="string">
            <text:p text:style-name="P1">ꝥ&amp;__a;&amp;__1;</text:p>
          </table:table-cell>
        </table:table-row>
        <table:table-row table:style-name="TableLine105553171765504">
          <table:table-cell table:style-name="Table1.A2" office:value-type="string">
            <text:p text:style-name="P27">ꝥ&amp;__a;&amp;__1;</text:p>
          </table:table-cell>
          <table:table-cell table:style-name="Table1.A2" office:value-type="string">
            <text:p text:style-name="P17">U+A765/ENG</text:p>
          </table:table-cell>
          <table:table-cell table:style-name="Table1.C2" office:value-type="string">
            <text:p text:style-name="P11">ꝥ&amp;__a;&amp;__1;</text:p>
          </table:table-cell>
        </table:table-row>
        <table:table-row table:style-name="TableLine105553171765504">
          <table:table-cell table:style-name="Table1.A2" office:value-type="string">
            <text:p text:style-name="P27">ʔ&amp;__a;&amp;__1;</text:p>
          </table:table-cell>
          <table:table-cell table:style-name="Table1.A2" office:value-type="string">
            <text:p text:style-name="P35">U+0241</text:p>
          </table:table-cell>
          <table:table-cell table:style-name="Table1.C2" office:value-type="string">
            <text:p text:style-name="P11">ʔ&amp;__a;&amp;__1;</text:p>
          </table:table-cell>
        </table:table-row>
        <table:table-row table:style-name="TableLine105553171765504">
          <table:table-cell table:style-name="Table1.A2" office:value-type="string">
            <text:p text:style-name="P27">⁊&amp;__a;&amp;__1;</text:p>
          </table:table-cell>
          <table:table-cell table:style-name="Table1.A2" office:value-type="string">
            <text:p text:style-name="P35">U+204A</text:p>
          </table:table-cell>
          <table:table-cell table:style-name="Table1.C2" office:value-type="string">
            <text:p text:style-name="P11">⁊&amp;__a;&amp;__1;</text:p>
          </table:table-cell>
        </table:table-row>
        <table:table-row table:style-name="TableLine105553171765504">
          <table:table-cell table:style-name="Table1.A2" office:value-type="string">
            <text:p text:style-name="P27">⁊&amp;__a;&amp;__2;</text:p>
          </table:table-cell>
          <table:table-cell table:style-name="Table1.A2" office:value-type="string">
            <text:p text:style-name="P35">U+204A</text:p>
          </table:table-cell>
          <table:table-cell table:style-name="Table1.C2" office:value-type="string">
            <text:p text:style-name="P11">⁊&amp;__a;&amp;__2;</text:p>
          </table:table-cell>
        </table:table-row>
        <table:table-row table:style-name="TableLine105553171765504">
          <table:table-cell table:style-name="Table1.A2" office:value-type="string">
            <text:p text:style-name="P28">⹒&amp;__a;&amp;__1;</text:p>
          </table:table-cell>
          <table:table-cell table:style-name="Table1.A2" office:value-type="string">
            <text:p text:style-name="P35">U+2E52</text:p>
          </table:table-cell>
          <table:table-cell table:style-name="Table1.C2" office:value-type="string">
            <text:p text:style-name="P12">⹒&amp;__a;&amp;__1;</text:p>
          </table:table-cell>
        </table:table-row>
        <table:table-row table:style-name="TableLine105553171765504">
          <table:table-cell table:style-name="Table1.A2" office:value-type="string">
            <text:p text:style-name="P28">⹒&amp;__a;&amp;__2;</text:p>
          </table:table-cell>
          <table:table-cell table:style-name="Table1.A2" office:value-type="string">
            <text:p text:style-name="P35">U+2E52</text:p>
          </table:table-cell>
          <table:table-cell table:style-name="Table1.C2" office:value-type="string">
            <text:p text:style-name="P12">⹒&amp;__a;&amp;__2;</text:p>
          </table:table-cell>
        </table:table-row>
        <table:table-row table:style-name="TableLine105553171765504">
          <table:table-cell table:style-name="Table1.A2" office:value-type="string">
            <text:p text:style-name="P28">¯&amp;__0;&amp;__1;</text:p>
          </table:table-cell>
          <table:table-cell table:style-name="Table1.A2" office:value-type="string">
            <text:p text:style-name="P35">U+00AF</text:p>
          </table:table-cell>
          <table:table-cell table:style-name="Table1.C2" office:value-type="string">
            <text:p text:style-name="P12">¯&amp;__0;&amp;__1;</text:p>
          </table:table-cell>
        </table:table-row>
        <table:table-row table:style-name="TableLine105553171765504">
          <table:table-cell table:style-name="Table1.A2" office:value-type="string">
            <text:p text:style-name="P28">◌͞&amp;__a;&amp;__1;◌</text:p>
          </table:table-cell>
          <table:table-cell table:style-name="Table1.A2" office:value-type="string">
            <text:p text:style-name="P35">U+0305</text:p>
          </table:table-cell>
          <table:table-cell table:style-name="Table1.C2" office:value-type="string">
            <text:p text:style-name="P12">◌͞&amp;__a;&amp;__1;◌</text:p>
          </table:table-cell>
        </table:table-row>
        <table:table-row table:style-name="TableLine105553171765504">
          <table:table-cell table:style-name="Table1.A2" office:value-type="string">
            <text:p text:style-name="P28">◌͞&amp;__a;&amp;__2;◌</text:p>
          </table:table-cell>
          <table:table-cell table:style-name="Table1.A2" office:value-type="string">
            <text:p text:style-name="P35">U+0305</text:p>
          </table:table-cell>
          <table:table-cell table:style-name="Table1.C2" office:value-type="string">
            <text:p text:style-name="P12">◌͞&amp;__a;&amp;__2;◌</text:p>
          </table:table-cell>
        </table:table-row>
        <table:table-row table:style-name="TableLine105553171765504">
          <table:table-cell table:style-name="Table1.A2" office:value-type="string">
            <text:p text:style-name="P29">·&amp;__h;&amp;__i;</text:p>
          </table:table-cell>
          <table:table-cell table:style-name="Table1.A2" office:value-type="string">
            <text:p text:style-name="P35">U+00B7</text:p>
          </table:table-cell>
          <table:table-cell table:style-name="Table1.C2" office:value-type="string">
            <text:p text:style-name="P13">·&amp;__h;&amp;__i;</text:p>
          </table:table-cell>
        </table:table-row>
        <table:table-row table:style-name="TableLine105553171765504">
          <table:table-cell table:style-name="Table1.A2" office:value-type="string">
            <text:p text:style-name="P29">,&amp;__a;&amp;__1;</text:p>
          </table:table-cell>
          <table:table-cell table:style-name="Table1.A2" office:value-type="string">
            <text:p text:style-name="P35">comma</text:p>
          </table:table-cell>
          <table:table-cell table:style-name="Table1.C2" office:value-type="string">
            <text:p text:style-name="P13">,&amp;__a;&amp;__1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29">,&amp;__a;&amp;__2;</text:p>
          </table:table-cell>
          <table:table-cell table:style-name="Table1.A2" office:value-type="string">
            <text:p text:style-name="P35">comma</text:p>
          </table:table-cell>
          <table:table-cell table:style-name="Table1.C2" office:value-type="string">
            <text:p text:style-name="P13">,&amp;__a;&amp;__2;</text:p>
          </table:table-cell>
        </table:table-row>
        <table:table-row table:style-name="TableLine105553171765504">
          <table:table-cell table:style-name="Table1.A2" office:value-type="string">
            <text:p text:style-name="P29">;&amp;__a;&amp;__1;</text:p>
          </table:table-cell>
          <table:table-cell table:style-name="Table1.A2" office:value-type="string">
            <text:p text:style-name="P35">semicolon</text:p>
          </table:table-cell>
          <table:table-cell table:style-name="Table1.C2" office:value-type="string">
            <text:p text:style-name="P13">;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;&amp;__a;&amp;__2;</text:p>
          </table:table-cell>
          <table:table-cell table:style-name="Table1.A2" office:value-type="string">
            <text:p text:style-name="P35">semicolon</text:p>
          </table:table-cell>
          <table:table-cell table:style-name="Table1.C2" office:value-type="string">
            <text:p text:style-name="P13">;&amp;__a;&amp;__2;</text:p>
          </table:table-cell>
        </table:table-row>
        <table:table-row table:style-name="TableLine105553171765504">
          <table:table-cell table:style-name="Table1.A2" office:value-type="string">
            <text:p text:style-name="P29">;&amp;__a;&amp;__3;</text:p>
          </table:table-cell>
          <table:table-cell table:style-name="Table1.A2" office:value-type="string">
            <text:p text:style-name="P35">semicolon</text:p>
          </table:table-cell>
          <table:table-cell table:style-name="Table1.C2" office:value-type="string">
            <text:p text:style-name="P13">;&amp;__a;&amp;__3;</text:p>
          </table:table-cell>
        </table:table-row>
        <table:table-row table:style-name="TableLine105553171765504">
          <table:table-cell table:style-name="Table1.A2" office:value-type="string">
            <text:p text:style-name="P29">;&amp;__a;&amp;__4;</text:p>
          </table:table-cell>
          <table:table-cell table:style-name="Table1.A2" office:value-type="string">
            <text:p text:style-name="P35">semicolon</text:p>
          </table:table-cell>
          <table:table-cell table:style-name="Table1.C2" office:value-type="string">
            <text:p text:style-name="P13">;&amp;__a;&amp;__4;</text:p>
          </table:table-cell>
        </table:table-row>
        <table:table-row table:style-name="TableLine105553171765504">
          <table:table-cell table:style-name="Table1.A2" office:value-type="string">
            <text:p text:style-name="P29">;&amp;__a;&amp;__5;</text:p>
          </table:table-cell>
          <table:table-cell table:style-name="Table1.A2" office:value-type="string">
            <text:p text:style-name="P35">semicolon</text:p>
          </table:table-cell>
          <table:table-cell table:style-name="Table1.C2" office:value-type="string">
            <text:p text:style-name="P13">;&amp;__a;&amp;__5;</text:p>
          </table:table-cell>
        </table:table-row>
        <table:table-row table:style-name="TableLine105553171765504">
          <table:table-cell table:style-name="Table1.A2" office:value-type="string">
            <text:p text:style-name="P29">⹎&amp;__a;&amp;__1;</text:p>
          </table:table-cell>
          <table:table-cell table:style-name="Table1.A2" office:value-type="string">
            <text:p text:style-name="P35">U+2E4E</text:p>
          </table:table-cell>
          <table:table-cell table:style-name="Table1.C2" office:value-type="string">
            <text:p text:style-name="P13">⹎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⹎&amp;__a;&amp;__2;</text:p>
          </table:table-cell>
          <table:table-cell table:style-name="Table1.A2" office:value-type="string">
            <text:p text:style-name="P35">U+2E4E</text:p>
          </table:table-cell>
          <table:table-cell table:style-name="Table1.C2" office:value-type="string">
            <text:p text:style-name="P13">⹎&amp;__a;&amp;__2;</text:p>
          </table:table-cell>
        </table:table-row>
        <table:table-row table:style-name="TableLine105553171765504">
          <table:table-cell table:style-name="Table1.A2" office:value-type="string">
            <text:p text:style-name="P29">⹎&amp;__a;&amp;__3;</text:p>
          </table:table-cell>
          <table:table-cell table:style-name="Table1.A2" office:value-type="string">
            <text:p text:style-name="P35">U+2E4E</text:p>
          </table:table-cell>
          <table:table-cell table:style-name="Table1.C2" office:value-type="string">
            <text:p text:style-name="P13">⹎&amp;__a;&amp;__3;</text:p>
          </table:table-cell>
        </table:table-row>
        <table:table-row table:style-name="TableLine105553171765504">
          <table:table-cell table:style-name="Table1.A2" office:value-type="string">
            <text:p text:style-name="P29">⹎&amp;__a;&amp;__4;</text:p>
          </table:table-cell>
          <table:table-cell table:style-name="Table1.A2" office:value-type="string">
            <text:p text:style-name="P35">U+2E4E</text:p>
          </table:table-cell>
          <table:table-cell table:style-name="Table1.C2" office:value-type="string">
            <text:p text:style-name="P13">⹎&amp;__a;&amp;__4;</text:p>
          </table:table-cell>
        </table:table-row>
        <table:table-row table:style-name="TableLine105553171765504">
          <table:table-cell table:style-name="Table1.A2" office:value-type="string">
            <text:p text:style-name="P29">!&amp;__a;&amp;__1;</text:p>
          </table:table-cell>
          <table:table-cell table:style-name="Table1.A2" office:value-type="string">
            <text:p text:style-name="P35">exclam</text:p>
          </table:table-cell>
          <table:table-cell table:style-name="Table1.C2" office:value-type="string">
            <text:p text:style-name="P13">!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?&amp;__a;&amp;__1;</text:p>
          </table:table-cell>
          <table:table-cell table:style-name="Table1.A2" office:value-type="string">
            <text:p text:style-name="P35">question</text:p>
          </table:table-cell>
          <table:table-cell table:style-name="Table1.C2" office:value-type="string">
            <text:p text:style-name="P13">?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?&amp;__a;&amp;__2;</text:p>
          </table:table-cell>
          <table:table-cell table:style-name="Table1.A2" office:value-type="string">
            <text:p text:style-name="P35">question</text:p>
          </table:table-cell>
          <table:table-cell table:style-name="Table1.C2" office:value-type="string">
            <text:p text:style-name="P13">?&amp;__a;&amp;__2;</text:p>
          </table:table-cell>
        </table:table-row>
        <table:table-row table:style-name="TableLine105553171765504">
          <table:table-cell table:style-name="Table1.A2" office:value-type="string">
            <text:p text:style-name="P29">?&amp;__a;&amp;__3;</text:p>
          </table:table-cell>
          <table:table-cell table:style-name="Table1.A2" office:value-type="string">
            <text:p text:style-name="P35">question</text:p>
          </table:table-cell>
          <table:table-cell table:style-name="Table1.C2" office:value-type="string">
            <text:p text:style-name="P13">?&amp;__a;&amp;__3;</text:p>
          </table:table-cell>
        </table:table-row>
        <table:table-row table:style-name="TableLine105553171765504">
          <table:table-cell table:style-name="Table1.A2" office:value-type="string">
            <text:p text:style-name="P29"><text:span text:style-name="T5">~</text:span>&amp;__a;&amp;__1;</text:p>
          </table:table-cell>
          <table:table-cell table:style-name="Table1.A2" office:value-type="string">
            <text:p text:style-name="P35">asciitilde</text:p>
          </table:table-cell>
          <table:table-cell table:style-name="Table1.C2" office:value-type="string">
            <text:p text:style-name="P13"><text:span text:style-name="T5">~</text:span>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<text:span text:style-name="T5">*</text:span>&amp;__a;&amp;__1;</text:p>
          </table:table-cell>
          <table:table-cell table:style-name="Table1.A2" office:value-type="string">
            <text:p text:style-name="P35">asterisk</text:p>
          </table:table-cell>
          <table:table-cell table:style-name="Table1.C2" office:value-type="string">
            <text:p text:style-name="P13"><text:span text:style-name="T5">*</text:span>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/&amp;__a;&amp;__1;</text:p>
          </table:table-cell>
          <table:table-cell table:style-name="Table1.A2" office:value-type="string">
            <text:p text:style-name="P35">slash</text:p>
          </table:table-cell>
          <table:table-cell table:style-name="Table1.C2" office:value-type="string">
            <text:p text:style-name="P13">/&amp;__a;&amp;__1;</text:p>
          </table:table-cell>
        </table:table-row>
        <table:table-row table:style-name="TableLine105553171765504">
          <table:table-cell table:style-name="Table1.A2" office:value-type="string">
            <text:p text:style-name="P29">/&amp;__a;&amp;__2;</text:p>
          </table:table-cell>
          <table:table-cell table:style-name="Table1.A2" office:value-type="string">
            <text:p text:style-name="P35">slash</text:p>
          </table:table-cell>
          <table:table-cell table:style-name="Table1.C2" office:value-type="string">
            <text:p text:style-name="P13">/&amp;__a;&amp;__2;</text:p>
          </table:table-cell>
        </table:table-row>
        <table:table-row table:style-name="TableLine105553171765504">
          <table:table-cell table:style-name="Table1.A2" office:value-type="string">
            <text:p text:style-name="P19">ꝝ&amp;__a;&amp;__1;</text:p>
          </table:table-cell>
          <table:table-cell table:style-name="Table1.A2" office:value-type="string">
            <text:p text:style-name="P36">U+A75D</text:p>
          </table:table-cell>
          <table:table-cell table:style-name="Table1.C2" office:value-type="string">
            <text:p text:style-name="P14">ꝝ&amp;__a;&amp;__1;</text:p>
          </table:table-cell>
        </table:table-row>
        <table:table-row table:style-name="TableLine105553171765504">
          <table:table-cell table:style-name="Table1.A2" office:value-type="string">
            <text:p text:style-name="P30">◌͛&amp;__a;&amp;__n;</text:p>
          </table:table-cell>
          <table:table-cell table:style-name="Table1.A2" office:value-type="string">
            <text:p text:style-name="P36">U+035B</text:p>
          </table:table-cell>
          <table:table-cell table:style-name="Table1.C2" office:value-type="string">
            <text:p text:style-name="P14">◌͛&amp;__a;&amp;__n;</text:p>
          </table:table-cell>
        </table:table-row>
        <table:table-row table:style-name="TableLine105553171765504">
          <table:table-cell table:style-name="Table1.A2" office:value-type="string">
            <text:p text:style-name="P30">◌͛&amp;__c;&amp;__u;</text:p>
          </table:table-cell>
          <table:table-cell table:style-name="Table1.A2" office:value-type="string">
            <text:p text:style-name="P36">U+035B</text:p>
          </table:table-cell>
          <table:table-cell table:style-name="Table1.C2" office:value-type="string">
            <text:p text:style-name="P14">◌͛&amp;__c;&amp;__u;</text:p>
          </table:table-cell>
        </table:table-row>
        <table:table-row table:style-name="TableLine105553171765504">
          <table:table-cell table:style-name="Table1.A2" office:value-type="string">
            <text:p text:style-name="P19">◌͛&amp;__v;&amp;__e;</text:p>
          </table:table-cell>
          <table:table-cell table:style-name="Table1.A2" office:value-type="string">
            <text:p text:style-name="P36">U+035B</text:p>
          </table:table-cell>
          <table:table-cell table:style-name="Table1.C2" office:value-type="string">
            <text:p text:style-name="P14">◌͛&amp;__v;&amp;__e;</text:p>
          </table:table-cell>
        </table:table-row>
        <table:table-row table:style-name="TableLine105553171765504">
          <table:table-cell table:style-name="Table1.A2" office:value-type="string">
            <text:p text:style-name="P30">ꝰ&amp;__a;&amp;__1;</text:p>
          </table:table-cell>
          <table:table-cell table:style-name="Table1.A2" office:value-type="string">
            <text:p text:style-name="P36">U+A770</text:p>
          </table:table-cell>
          <table:table-cell table:style-name="Table1.C2" office:value-type="string">
            <text:p text:style-name="P14">ꝰ&amp;__a;&amp;__1;</text:p>
          </table:table-cell>
        </table:table-row>
        <table:table-row table:style-name="TableLine105553171765504">
          <table:table-cell table:style-name="Table1.A2" office:value-type="string">
            <text:p text:style-name="P30">ꝰ&amp;__a;&amp;__2;</text:p>
          </table:table-cell>
          <table:table-cell table:style-name="Table1.A2" office:value-type="string">
            <text:p text:style-name="P36">U+A770</text:p>
          </table:table-cell>
          <table:table-cell table:style-name="Table1.C2" office:value-type="string">
            <text:p text:style-name="P14">ꝰ&amp;__a;&amp;__2;</text:p>
          </table:table-cell>
        </table:table-row>
        <table:table-row table:style-name="TableLine105553171765504">
          <table:table-cell table:style-name="Table1.A2" office:value-type="string">
            <text:p text:style-name="P30">ꝫ&amp;__a;&amp;__1;</text:p>
          </table:table-cell>
          <table:table-cell table:style-name="Table1.A2" office:value-type="string">
            <text:p text:style-name="P36">U+A76B</text:p>
          </table:table-cell>
          <table:table-cell table:style-name="Table1.C2" office:value-type="string">
            <text:p text:style-name="P14">ꝫ&amp;__a;&amp;__1;</text:p>
          </table:table-cell>
        </table:table-row>
        <table:table-row table:style-name="TableLine105553171765504">
          <table:table-cell table:style-name="Table1.A2" office:value-type="string">
            <text:p text:style-name="P30">ꝫ&amp;__a;&amp;__2;</text:p>
          </table:table-cell>
          <table:table-cell table:style-name="Table1.A2" office:value-type="string">
            <text:p text:style-name="P36">U+A76B</text:p>
          </table:table-cell>
          <table:table-cell table:style-name="Table1.C2" office:value-type="string">
            <text:p text:style-name="P14">ꝫ&amp;__a;&amp;__2;</text:p>
          </table:table-cell>
        </table:table-row>
        <table:table-row table:style-name="TableLine105553171765504">
          <table:table-cell table:style-name="Table1.A2" office:value-type="string">
            <text:p text:style-name="P19">◌ᷓ&amp;__a;&amp;__1;</text:p>
          </table:table-cell>
          <table:table-cell table:style-name="Table1.A2" office:value-type="string">
            <text:p text:style-name="P36">U+1DD3</text:p>
          </table:table-cell>
          <table:table-cell table:style-name="Table1.C2" office:value-type="string">
            <text:p text:style-name="P14">◌ᷓ&amp;__a;&amp;__1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1">◌ᷘ&amp;__a;&amp;__1;</text:p>
          </table:table-cell>
          <table:table-cell table:style-name="Table1.A2" office:value-type="string">
            <text:p text:style-name="P36">U+1DD8</text:p>
          </table:table-cell>
          <table:table-cell table:style-name="Table1.C2" office:value-type="string">
            <text:p text:style-name="P15">◌ᷘ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◌ᷣ&amp;__a;&amp;__1;</text:p>
          </table:table-cell>
          <table:table-cell table:style-name="Table1.A2" office:value-type="string">
            <text:p text:style-name="P36">U+A75B</text:p>
          </table:table-cell>
          <table:table-cell table:style-name="Table1.C2" office:value-type="string">
            <text:p text:style-name="P15">◌ᷣ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ä&amp;__d;&amp;__i;</text:p>
          </table:table-cell>
          <table:table-cell table:style-name="Table1.A2" office:value-type="string">
            <text:p text:style-name="P36">U+00E4</text:p>
          </table:table-cell>
          <table:table-cell table:style-name="Table1.C2" office:value-type="string">
            <text:p text:style-name="P15">ä&amp;__d;&amp;__i;</text:p>
          </table:table-cell>
        </table:table-row>
        <table:table-row table:style-name="TableLine105553171765504">
          <table:table-cell table:style-name="Table1.A2" office:value-type="string">
            <text:p text:style-name="P31">ö&amp;__d;&amp;__i;</text:p>
          </table:table-cell>
          <table:table-cell table:style-name="Table1.A2" office:value-type="string">
            <text:p text:style-name="P36">U+00F6</text:p>
          </table:table-cell>
          <table:table-cell table:style-name="Table1.C2" office:value-type="string">
            <text:p text:style-name="P15">ö&amp;__d;&amp;__i;</text:p>
          </table:table-cell>
        </table:table-row>
        <table:table-row table:style-name="TableLine105553171765504">
          <table:table-cell table:style-name="Table1.A2" office:value-type="string">
            <text:p text:style-name="P31">◌̈&amp;__d;&amp;__i;</text:p>
          </table:table-cell>
          <table:table-cell table:style-name="Table1.A2" office:value-type="string">
            <text:p text:style-name="P37">U+0308</text:p>
          </table:table-cell>
          <table:table-cell table:style-name="Table1.C2" office:value-type="string">
            <text:p text:style-name="P15">◌̈&amp;__d;&amp;__i;</text:p>
          </table:table-cell>
        </table:table-row>
        <table:table-row table:style-name="TableLine105553171765504">
          <table:table-cell table:style-name="Table1.A2" office:value-type="string">
            <text:p text:style-name="P31">◌̅&amp;__a;&amp;__1;</text:p>
          </table:table-cell>
          <table:table-cell table:style-name="Table1.A2" office:value-type="string">
            <text:p text:style-name="P37">U+0305</text:p>
          </table:table-cell>
          <table:table-cell table:style-name="Table1.C2" office:value-type="string">
            <text:p text:style-name="P15">◌̅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◌◌̮&amp;__a;&amp;__1;◌</text:p>
          </table:table-cell>
          <table:table-cell table:style-name="Table1.A2" office:value-type="string">
            <text:p text:style-name="P37">U+032E</text:p>
          </table:table-cell>
          <table:table-cell table:style-name="Table1.C2" office:value-type="string">
            <text:p text:style-name="P15">◌◌̮&amp;__a;&amp;__1;◌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1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1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2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2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3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3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4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4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5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5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6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6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7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7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8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8;</text:p>
          </table:table-cell>
        </table:table-row>
        <table:table-row table:style-name="TableLine105553171765504">
          <table:table-cell table:style-name="Table1.A2" office:value-type="string">
            <text:p text:style-name="P31">¤&amp;__0;&amp;__9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0;&amp;__9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0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0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1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1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2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2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3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3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4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4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5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5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6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6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7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7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8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8;</text:p>
          </table:table-cell>
        </table:table-row>
        <table:table-row table:style-name="TableLine105553171765504">
          <table:table-cell table:style-name="Table1.A2" office:value-type="string">
            <text:p text:style-name="P31">¤&amp;__1;&amp;__9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1;&amp;__9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0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0;</text:p>
          </table:table-cell>
        </table:table-row>
        <text:soft-page-break/>
        <table:table-row table:style-name="TableLine105553171765504">
          <table:table-cell table:style-name="Table1.A2" office:value-type="string">
            <text:p text:style-name="P31">¤&amp;__2;&amp;__1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1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2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2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3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3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4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4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5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5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6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6;</text:p>
          </table:table-cell>
        </table:table-row>
        <table:table-row table:style-name="TableLine105553171765504">
          <table:table-cell table:style-name="Table1.A2" office:value-type="string">
            <text:p text:style-name="P31">¤&amp;__2;&amp;__7;</text:p>
          </table:table-cell>
          <table:table-cell table:style-name="Table1.A2" office:value-type="string">
            <text:p text:style-name="P37">U+00A4</text:p>
          </table:table-cell>
          <table:table-cell table:style-name="Table1.C2" office:value-type="string">
            <text:p text:style-name="P15">¤&amp;__2;&amp;__7;</text:p>
          </table:table-cell>
        </table:table-row>
        <table:table-row table:style-name="TableLine105553171765504">
          <table:table-cell table:style-name="Table1.A2" office:value-type="string">
            <text:p text:style-name="P31">℔&amp;__a;&amp;__1;</text:p>
          </table:table-cell>
          <table:table-cell table:style-name="Table1.A2" office:value-type="string">
            <text:p text:style-name="P38">U+2114</text:p>
          </table:table-cell>
          <table:table-cell table:style-name="Table1.C2" office:value-type="string">
            <text:p text:style-name="P15">℔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£&amp;__a;&amp;__1;</text:p>
          </table:table-cell>
          <table:table-cell table:style-name="Table1.A2" office:value-type="string">
            <text:p text:style-name="P38">U+00A3</text:p>
          </table:table-cell>
          <table:table-cell table:style-name="Table1.C2" office:value-type="string">
            <text:p text:style-name="P15">£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£&amp;__a;&amp;__2;</text:p>
          </table:table-cell>
          <table:table-cell table:style-name="Table1.A2" office:value-type="string">
            <text:p text:style-name="P38">U+00A3</text:p>
          </table:table-cell>
          <table:table-cell table:style-name="Table1.C2" office:value-type="string">
            <text:p text:style-name="P15">£&amp;__a;&amp;__2;</text:p>
          </table:table-cell>
        </table:table-row>
        <table:table-row table:style-name="TableLine105553171765504">
          <table:table-cell table:style-name="Table1.A2" office:value-type="string">
            <text:p text:style-name="P31">£&amp;__a;&amp;__3;</text:p>
          </table:table-cell>
          <table:table-cell table:style-name="Table1.A2" office:value-type="string">
            <text:p text:style-name="P38">U+00A3</text:p>
          </table:table-cell>
          <table:table-cell table:style-name="Table1.C2" office:value-type="string">
            <text:p text:style-name="P15">£&amp;__a;&amp;__3;</text:p>
          </table:table-cell>
        </table:table-row>
        <table:table-row table:style-name="TableLine105553171765504">
          <table:table-cell table:style-name="Table1.A2" office:value-type="string">
            <text:p text:style-name="P31">£&amp;__a;&amp;__4;</text:p>
          </table:table-cell>
          <table:table-cell table:style-name="Table1.A2" office:value-type="string">
            <text:p text:style-name="P38">U+00A3</text:p>
          </table:table-cell>
          <table:table-cell table:style-name="Table1.C2" office:value-type="string">
            <text:p text:style-name="P15">£&amp;__a;&amp;__4;</text:p>
          </table:table-cell>
        </table:table-row>
        <table:table-row table:style-name="TableLine105553171765504">
          <table:table-cell table:style-name="Table1.A2" office:value-type="string">
            <text:p text:style-name="P31">£&amp;__a;&amp;__5;</text:p>
          </table:table-cell>
          <table:table-cell table:style-name="Table1.A2" office:value-type="string">
            <text:p text:style-name="P38">U+00A3</text:p>
          </table:table-cell>
          <table:table-cell table:style-name="Table1.C2" office:value-type="string">
            <text:p text:style-name="P15">£&amp;__a;&amp;__5;</text:p>
          </table:table-cell>
        </table:table-row>
        <table:table-row table:style-name="TableLine105553171765504">
          <table:table-cell table:style-name="Table1.A2" office:value-type="string">
            <text:p text:style-name="P31">£&amp;__a;&amp;__6;</text:p>
          </table:table-cell>
          <table:table-cell table:style-name="Table1.A2" office:value-type="string">
            <text:p text:style-name="P38">U+00A3</text:p>
          </table:table-cell>
          <table:table-cell table:style-name="Table1.C2" office:value-type="string">
            <text:p text:style-name="P15">£&amp;__a;&amp;__6;</text:p>
          </table:table-cell>
        </table:table-row>
        <table:table-row table:style-name="TableLine105553171765504">
          <table:table-cell table:style-name="Table1.A2" office:value-type="string">
            <text:p text:style-name="P31">₰&amp;__a;&amp;__1;</text:p>
          </table:table-cell>
          <table:table-cell table:style-name="Table1.A2" office:value-type="string">
            <text:p text:style-name="P38">U+20B1</text:p>
          </table:table-cell>
          <table:table-cell table:style-name="Table1.C2" office:value-type="string">
            <text:p text:style-name="P15">₰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ƒ&amp;__a;&amp;__1;</text:p>
          </table:table-cell>
          <table:table-cell table:style-name="Table1.A2" office:value-type="string">
            <text:p text:style-name="P38">U+0192</text:p>
          </table:table-cell>
          <table:table-cell table:style-name="Table1.C2" office:value-type="string">
            <text:p text:style-name="P15">ƒ&amp;__a;&amp;__1;</text:p>
          </table:table-cell>
        </table:table-row>
        <table:table-row table:style-name="TableLine105553171765504">
          <table:table-cell table:style-name="Table1.A2" office:value-type="string">
            <text:p text:style-name="P31">℥&amp;__a;&amp;__1;</text:p>
          </table:table-cell>
          <table:table-cell table:style-name="Table1.A2" office:value-type="string">
            <text:p text:style-name="P38">U+2125</text:p>
          </table:table-cell>
          <table:table-cell table:style-name="Table1.C2" office:value-type="string">
            <text:p text:style-name="P15">℥&amp;__a;&amp;__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Junicode Two Beta1" svg:font-family="'Junicode Two Beta'" style:font-pitch="variable"/>
    <style:font-face style:name="Junicode Two Beta" svg:font-family="'Junicode Two Beta'" style:font-adornments="Regular" style:font-pitch="variable"/>
    <style:font-face style:name="Junicode Two Beta:-ccmp" svg:font-family="'Junicode Two Beta:-ccmp'" style:font-pitch="variable"/>
    <style:font-face style:name="Junicode Two Beta:smcp" svg:font-family="'Junicode Two Beta:smcp'" style:font-pitch="variable"/>
    <style:font-face style:name="Junicode Two Beta:ss01" svg:font-family="'Junicode Two Beta:ss01'" style:font-pitch="variable"/>
    <style:font-face style:name="Junicode Two Beta:ss01&amp;ss10" svg:font-family="'Junicode Two Beta:ss01&amp;ss10'" style:font-pitch="variable"/>
    <style:font-face style:name="Junicode Two Beta:ss06" svg:font-family="'Junicode Two Beta:ss06'" style:font-pitch="variable"/>
    <style:font-face style:name="Junicode Two Beta:ss06&amp;ss10" svg:font-family="'Junicode Two Beta:ss06&amp;ss10'" style:font-pitch="variable"/>
    <style:font-face style:name="Junicode Two Beta:ss07" svg:font-family="'Junicode Two Beta:ss07'" style:font-pitch="variable"/>
    <style:font-face style:name="Junicode Two Beta:ss07&amp;ss10" svg:font-family="'Junicode Two Beta:ss07&amp;ss10'" style:font-pitch="variable"/>
    <style:font-face style:name="Junicode Two Beta:ss10" svg:font-family="'Junicode Two Beta:ss10'" style:font-pitch="variable"/>
    <style:font-face style:name="Junicode Two Beta:ss10&amp;ss06" svg:font-family="'Junicode Two Beta:ss10&amp;ss06'" style:font-pitch="variable"/>
    <style:font-face style:name="Junicode Two Beta:ss10&amp;ss07" svg:font-family="'Junicode Two Beta:ss10&amp;ss0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 Two Beta" fo:font-family="'Junicode Two Bet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Style_3a_ss07" style:display-name="Default Paragraph Style:ss07" style:family="paragraph" style:parent-style-name="Standard"/>
    <style:style style:name="Default_20_Paragraph_20_Style_3a_ss10_26_ss07" style:display-name="Default Paragraph Style:ss10&amp;ss07" style:family="paragraph" style:parent-style-name="Standard">
      <style:text-properties style:font-name="Junicode Two Beta:ss10" fo:font-family="'Junicode Two Beta:ss10'" style:font-pitch="variable"/>
    </style:style>
    <style:style style:name="Default_20_Paragraph_20_Style_3a_ss07_26_ss10" style:display-name="Default Paragraph Style:ss07&amp;ss10" style:family="paragraph" style:parent-style-name="Standard">
      <style:text-properties style:font-name="Junicode Two Beta:ss10" fo:font-family="'Junicode Two Beta:ss10'" style:font-pitch="variable"/>
    </style:style>
    <style:style style:name="Default_20_Paragraph_20_Style_3a_ss06" style:display-name="Default Paragraph Style:ss06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5T06:55:32.447713959</meta:creation-date>
    <dc:date>2022-03-27T07:31:43.160589295</dc:date>
    <meta:editing-duration>PT7H50M12S</meta:editing-duration>
    <meta:editing-cycles>39</meta:editing-cycles>
    <meta:generator>LibreOffice/7.1.4.2$MacOSX_X86_64 LibreOffice_project/a529a4fab45b75fefc5b6226684193eb000654f6</meta:generator>
    <meta:document-statistic meta:table-count="1" meta:image-count="0" meta:object-count="0" meta:page-count="13" meta:paragraph-count="1023" meta:word-count="1025" meta:character-count="8814" meta:non-whitespace-character-count="8812"/>
  </office:meta>
</office:document-meta>
</file>